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4630000031AC7A131D1.png" manifest:media-type="image/png"/>
  <manifest:file-entry manifest:full-path="Pictures/1000000000000320000002582C51995A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3" svg:font-family="Symbol" style:font-charset="x-symbol"/>
    <style:font-face style:name="Symbol1" svg:font-family="Symbol" style:font-adornments="Regular" style:font-charset="x-symbol"/>
    <style:font-face style:name="Andale Sans UI3" svg:font-family="'Andale Sans UI'" style:font-pitch="variable" style:font-charset="x-symbol"/>
    <style:font-face style:name="Arial8" svg:font-family="Arial" style:font-pitch="variable" style:font-charset="x-symbol"/>
    <style:font-face style:name="DejaVu Sans2" svg:font-family="'DejaVu Sans'" style:font-pitch="variable" style:font-charset="x-symbol"/>
    <style:font-face style:name="Symbol2" svg:font-family="Symbol" style:font-pitch="variable" style:font-charset="x-symbol"/>
    <style:font-face style:name="Symbol" svg:font-family="Symbol" style:font-adornments="Regular" style:font-pitch="variable" style:font-charset="x-symbol"/>
    <style:font-face style:name="Tahoma3" svg:font-family="Tahoma" style:font-pitch="variable" style:font-charset="x-symbol"/>
    <style:font-face style:name="Thorndale6" svg:font-family="Thorndale" style:font-adornments="Regular" style:font-pitch="variable" style:font-charset="x-symbol"/>
    <style:font-face style:name="Arial7" svg:font-family="Arial" style:font-family-generic="roman" style:font-pitch="variable" style:font-charset="x-symbol"/>
    <style:font-face style:name="Thorndale5" svg:font-family="Thorndale" style:font-adornments="Regular" style:font-family-generic="roman" style:font-pitch="variable" style:font-charset="x-symbol"/>
    <style:font-face style:name="Andale Sans UI2" svg:font-family="'Andale Sans UI'" style:font-family-generic="system" style:font-pitch="variable" style:font-charset="x-symbol"/>
    <style:font-face style:name="DejaVu Sans1" svg:font-family="'DejaVu San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MMI121" svg:font-family="CMMI12"/>
    <style:font-face style:name="CMMI91" svg:font-family="CMMI9"/>
    <style:font-face style:name="CMR121" svg:font-family="CMR12"/>
    <style:font-face style:name="CMR91" svg:font-family="CMR9"/>
    <style:font-face style:name="CMSY101" svg:font-family="CMSY10"/>
    <style:font-face style:name="CMTI121" svg:font-family="CMTI12"/>
    <style:font-face style:name="Thorndale4" svg:font-family="Thorndale" style:font-family-generic="roman"/>
    <style:font-face style:name="Thorndale3" svg:font-family="Thorndale" style:font-adornments="Regular" style:font-family-generic="roman"/>
    <style:font-face style:name="Arial11" svg:font-family="Arial" style:font-family-generic="swiss"/>
    <style:font-face style:name="Arial10" svg:font-family="Arial" style:font-adornments="Regular" style:font-family-generic="swiss"/>
    <style:font-face style:name="Courier 10 Pitch1" svg:font-family="'Courier 10 Pitch'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Courier New4" svg:font-family="'Courier New'" style:font-adornments="Normal" style:font-family-generic="modern" style:font-pitch="fixed"/>
    <style:font-face style:name="Courier New3" svg:font-family="'Courier New'" style:font-adornments="Regular" style:font-family-generic="modern" style:font-pitch="fixed"/>
    <style:font-face style:name="Andale Sans UI4" svg:font-family="'Andale Sans UI'" style:font-pitch="variable"/>
    <style:font-face style:name="Arial5" svg:font-family="Arial" style:font-pitch="variable"/>
    <style:font-face style:name="CMMI12" svg:font-family="CMMI12" style:font-pitch="variable"/>
    <style:font-face style:name="CMMI9" svg:font-family="CMMI9" style:font-pitch="variable"/>
    <style:font-face style:name="CMR12" svg:font-family="CMR12" style:font-pitch="variable"/>
    <style:font-face style:name="CMR9" svg:font-family="CMR9" style:font-pitch="variable"/>
    <style:font-face style:name="CMSY10" svg:font-family="CMSY10" style:font-pitch="variable"/>
    <style:font-face style:name="CMTI12" svg:font-family="CMTI12" style:font-pitch="variable"/>
    <style:font-face style:name="Courier 10 Pitch" svg:font-family="'Courier 10 Pitch'" style:font-pitch="variable"/>
    <style:font-face style:name="DejaVu Sans4" svg:font-family="'DejaVu Sans'" style:font-pitch="variable"/>
    <style:font-face style:name="Monospace" svg:font-family="Monospace" style:font-pitch="variable"/>
    <style:font-face style:name="Tahoma4" svg:font-family="Tahoma" style:font-pitch="variable"/>
    <style:font-face style:name="Andale Sans UI5" svg:font-family="'Andale Sans UI'" style:font-family-generic="modern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Tahoma5" svg:font-family="Tahoma" style:font-family-generic="modern" style:font-pitch="variable"/>
    <style:font-face style:name="Thorndale7" svg:font-family="Thorndale" style:font-adornments="Regular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Gras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1" svg:font-family="'Andale Sans UI'" style:font-family-generic="swiss" style:font-pitch="variable"/>
    <style:font-face style:name="Arial12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9" svg:font-family="Arial" style:font-adornments="Regular" style:font-family-generic="swiss" style:font-pitch="variable"/>
    <style:font-face style:name="DejaVu Sans3" svg:font-family="'DejaVu Sans'" style:font-family-generic="swiss" style:font-pitch="variable"/>
    <style:font-face style:name="Tahoma1" svg:font-family="Tahoma" style:font-family-generic="swiss" style:font-pitch="variable"/>
    <style:font-face style:name="Thorndale8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49cm" fo:min-width="25.6cm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standard">
      <style:graphic-properties draw:stroke="none" draw:fill-color="#ffffff" draw:auto-grow-height="true" fo:min-height="13.23cm"/>
    </style:style>
    <style:style style:name="gr16" style:family="graphic" style:parent-style-name="standard">
      <style:graphic-properties draw:stroke="none" draw:fill="none" fo:min-height="5.345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MasterSlidesUFFS-title">
      <style:graphic-properties draw:fill-color="#ffffff" draw:auto-grow-height="true" fo:min-height="2.338cm"/>
    </style:style>
    <style:style style:name="pr2" style:family="presentation" style:parent-style-name="MasterSlidesUFFS-outline1">
      <style:graphic-properties draw:fill-color="#ffffff" draw:auto-grow-height="true" fo:min-height="6.35cm"/>
    </style:style>
    <style:style style:name="pr3" style:family="presentation" style:parent-style-name="MasterSlidesUFFS-notes">
      <style:graphic-properties draw:fill-color="#ffffff" draw:auto-grow-height="true" fo:min-height="13.365cm"/>
    </style:style>
    <style:style style:name="pr4" style:family="presentation" style:parent-style-name="MasterSlidesUFFS-outline1">
      <style:graphic-properties draw:fill-color="#ffffff" draw:auto-grow-height="true" fo:min-height="13.861cm"/>
    </style:style>
    <style:style style:name="pr5" style:family="presentation" style:parent-style-name="MasterSlidesUFFS-title">
      <style:graphic-properties fo:min-height="1.418cm"/>
    </style:style>
    <style:style style:name="pr6" style:family="presentation" style:parent-style-name="MasterSlidesUFFS-outline1">
      <style:graphic-properties fo:min-height="13.61cm"/>
    </style:style>
    <style:style style:name="pr7" style:family="presentation" style:parent-style-name="MasterSlidesUFFS-notes">
      <style:graphic-properties draw:fill-color="#ffffff" fo:min-height="13.114cm"/>
    </style:style>
    <style:style style:name="pr8" style:family="presentation" style:parent-style-name="MasterSlidesUFFS-outline1">
      <style:graphic-properties fo:min-height="4.71cm"/>
    </style:style>
    <style:style style:name="pr9" style:family="presentation" style:parent-style-name="MasterSlidesUFFS-outline1">
      <style:graphic-properties draw:fill-color="#ffffff" draw:auto-grow-height="true" fo:min-height="14.662cm"/>
    </style:style>
    <style:style style:name="pr10" style:family="presentation" style:parent-style-name="MasterSlidesUFFS-outline1">
      <style:graphic-properties draw:fill-color="#ffffff" draw:auto-grow-height="true" fo:min-height="14.162cm"/>
    </style:style>
    <style:style style:name="pr11" style:family="presentation" style:parent-style-name="MasterSlidesUFFS-outline1">
      <style:graphic-properties draw:fill-color="#ffffff" draw:auto-grow-height="true" fo:min-height="9.662cm"/>
    </style:style>
    <style:style style:name="pr12" style:family="presentation" style:parent-style-name="MasterSlidesUFFS-outline1">
      <style:graphic-properties draw:stroke="none" draw:fill="none" fo:min-height="2.51cm"/>
    </style:style>
    <style:style style:name="co1" style:family="table-column">
      <style:table-column-properties style:column-width="11.428cm" style:use-optimal-column-width="false"/>
    </style:style>
    <style:style style:name="co2" style:family="table-column">
      <style:table-column-properties style:column-width="11.432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draw:fill="solid" draw:fill-color="#808080"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draw:fill-color="#c0c0c0"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justify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style:font-name="Courier 10 Pitch1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horndale4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0cm" fo:margin-right="0cm" fo:text-indent="0cm" style:text-autospace="none"/>
    </style:style>
    <style:style style:name="P13" style:family="paragraph">
      <style:paragraph-properties fo:margin-left="1.2cm" fo:margin-right="0cm" fo:text-indent="-0.9cm" style:text-autospace="none"/>
    </style:style>
    <style:style style:name="P14" style:family="paragraph">
      <style:paragraph-properties fo:margin-left="1.2cm" fo:margin-right="0cm" fo:text-align="center" fo:text-indent="-0.9cm" style:text-autospace="none"/>
    </style:style>
    <style:style style:name="P15" style:family="paragraph">
      <style:paragraph-properties fo:margin-left="0.686cm" fo:margin-right="0cm" fo:margin-top="0cm" fo:margin-bottom="0.102cm" fo:text-indent="-0.711cm" style:text-autospace="none"/>
    </style:style>
    <style:style style:name="P16" style:family="paragraph">
      <style:paragraph-properties style:text-autospace="none"/>
    </style:style>
    <style:style style:name="P17" style:family="paragraph">
      <style:paragraph-properties style:text-autospace="none"/>
      <style:text-properties fo:color="#3f7f5f" style:font-name="Monospace1" fo:font-size="24pt" style:font-name-asian="Monospace1" style:font-size-asian="24pt" style:font-name-complex="Monospace1" style:font-size-complex="24pt"/>
    </style:style>
    <style:style style:name="P18" style:family="paragraph">
      <style:text-properties fo:font-size="30pt" style:font-size-asian="30pt" style:font-size-complex="30pt"/>
    </style:style>
    <style:style style:name="T1" style:family="text">
      <style:text-properties fo:color="#000000" style:font-name="Thorndale4" fo:font-size="32pt" style:font-name-asian="Arial11" style:font-size-asian="25.5pt" style:font-name-complex="Arial11" style:font-size-complex="25.5pt"/>
    </style:style>
    <style:style style:name="T2" style:family="text">
      <style:text-properties fo:color="#000000" style:font-name="Thorndale4" fo:font-size="32pt" fo:font-weight="bold" style:font-name-asian="Arial11" style:font-size-asian="25.5pt" style:font-weight-asian="bold" style:font-name-complex="Arial11" style:font-size-complex="25.5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Courier 10 Pitch1"/>
    </style:style>
    <style:style style:name="T5" style:family="text">
      <style:text-properties style:font-name="Courier 10 Pitch1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Symbol1" style:font-name-asian="Symbol1" style:font-name-complex="Symbol1"/>
    </style:style>
    <style:style style:name="T11" style:family="text">
      <style:text-properties style:font-name="Thorndale4" style:font-name-asian="Symbol1" style:font-name-complex="Symbol1"/>
    </style:style>
    <style:style style:name="T12" style:family="text">
      <style:text-properties style:font-name="Thorndale4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Thorndale4" fo:font-weight="bold" style:font-name-asian="Symbol1" style:font-weight-asian="bold" style:font-name-complex="Symbol1" style:font-weight-complex="bold"/>
    </style:style>
    <style:style style:name="T14" style:family="text">
      <style:text-properties fo:color="#ff0000" style:font-name="Thorndale4" style:font-name-asian="Symbol1" style:font-name-complex="Symbol1"/>
    </style:style>
    <style:style style:name="T15" style:family="text">
      <style:text-properties style:font-name="Thorndale4" fo:font-style="italic" style:font-name-asian="Symbol1" style:font-name-complex="Symbol1"/>
    </style:style>
    <style:style style:name="T16" style:family="text">
      <style:text-properties fo:color="#c0c0c0" style:font-name="Thorndale4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Courier New1" fo:font-size="24pt"/>
    </style:style>
    <style:style style:name="T18" style:family="text">
      <style:text-properties style:font-name="Courier New1" fo:font-size="24pt" fo:font-style="normal" fo:font-weight="bold"/>
    </style:style>
    <style:style style:name="T19" style:family="text">
      <style:text-properties style:font-name="Courier New1" fo:font-size="24pt" fo:font-weight="bold"/>
    </style:style>
    <style:style style:name="T20" style:family="text">
      <style:text-properties style:font-name="Courier New1" fo:font-size="24pt" fo:font-style="italic"/>
    </style:style>
    <style:style style:name="T21" style:family="text">
      <style:text-properties style:font-name="Symbol1" fo:font-size="24pt" style:font-name-asian="Symbol1" style:font-name-complex="Symbol1"/>
    </style:style>
    <style:style style:name="T22" style:family="text">
      <style:text-properties style:font-name="Courier New1" fo:font-size="24pt" fo:font-weight="normal"/>
    </style:style>
    <style:style style:name="T23" style:family="text">
      <style:text-properties style:text-position="sub 62%" style:font-name="Courier New1" fo:font-size="24pt" fo:font-weight="normal"/>
    </style:style>
    <style:style style:name="T24" style:family="text">
      <style:text-properties style:font-name="Courier New1" fo:font-size="24pt" fo:font-style="italic" fo:font-weight="normal"/>
    </style:style>
    <style:style style:name="T25" style:family="text">
      <style:text-properties style:text-position="sub 62%" style:font-name="Courier New1" fo:font-size="24pt" fo:font-style="italic" fo:font-weight="normal"/>
    </style:style>
    <style:style style:name="T26" style:family="text">
      <style:text-properties fo:color="#000000" style:font-name="Thorndale4" fo:font-size="32pt" fo:font-weight="normal" style:font-name-asian="Arial11" style:font-size-asian="25.5pt" style:font-name-complex="Arial11" style:font-size-complex="25.5pt"/>
    </style:style>
    <style:style style:name="T27" style:family="text">
      <style:text-properties style:use-window-font-color="true" style:font-name="Thorndale4" fo:font-size="32pt" fo:font-style="italic" fo:font-weight="normal" style:font-name-asian="CMMI121" style:font-size-asian="25pt" style:font-name-complex="CMMI121" style:font-size-complex="25pt"/>
    </style:style>
    <style:style style:name="T28" style:family="text">
      <style:text-properties style:use-window-font-color="true" style:font-name="Thorndale4" fo:font-size="32pt" fo:font-style="italic" fo:font-weight="normal" style:font-name-asian="CMR121" style:font-size-asian="25pt" style:font-name-complex="CMR121" style:font-size-complex="25pt"/>
    </style:style>
    <style:style style:name="T29" style:family="text">
      <style:text-properties fo:color="#0000ff" style:font-name="Thorndale4" fo:font-size="32pt" fo:font-weight="normal" style:font-name-asian="CMR121" style:font-size-asian="25pt" style:font-name-complex="CMR121" style:font-size-complex="25pt"/>
    </style:style>
    <style:style style:name="T30" style:family="text">
      <style:text-properties fo:color="#000000" style:font-name="Thorndale4" fo:font-size="32pt" fo:font-weight="normal" style:font-name-asian="Arial11" style:font-size-asian="10pt" style:font-name-complex="Arial11" style:font-size-complex="10pt"/>
    </style:style>
    <style:style style:name="T31" style:family="text">
      <style:text-properties fo:color="#000000" style:font-name="Courier New1" fo:font-size="22pt" fo:font-weight="normal" style:font-name-asian="Arial11" style:font-size-asian="10pt" style:font-name-complex="Arial11" style:font-size-complex="10pt"/>
    </style:style>
    <style:style style:name="T32" style:family="text">
      <style:text-properties fo:color="#000000" style:font-name="Courier New1" fo:font-size="22pt" style:font-name-asian="CMMI121" style:font-size-asian="25pt" style:font-name-complex="CMMI121" style:font-size-complex="25pt"/>
    </style:style>
    <style:style style:name="T33" style:family="text">
      <style:text-properties fo:color="#000000" style:font-name="Courier New1" fo:font-size="22pt" style:font-name-asian="CMR121" style:font-size-asian="25pt" style:font-name-complex="CMR121" style:font-size-complex="25pt"/>
    </style:style>
    <style:style style:name="T34" style:family="text">
      <style:text-properties fo:color="#000000" style:text-position="sub 62%" style:font-name="Courier New1" fo:font-size="22pt" style:font-name-asian="CMR91" style:font-size-asian="18.5pt" style:font-name-complex="CMR91" style:font-size-complex="18.5pt"/>
    </style:style>
    <style:style style:name="T35" style:family="text">
      <style:text-properties fo:color="#000000" style:font-name="Courier New1" fo:font-size="22pt" style:font-name-asian="CMSY101" style:font-size-asian="25pt" style:font-name-complex="CMSY101" style:font-size-complex="25pt"/>
    </style:style>
    <style:style style:name="T36" style:family="text">
      <style:text-properties fo:color="#000000" style:font-name="Thorndale4" fo:font-size="25.5pt" style:font-name-asian="Arial11" style:font-size-asian="25.5pt" style:font-name-complex="Arial11" style:font-size-complex="25.5pt"/>
    </style:style>
    <style:style style:name="T37" style:family="text">
      <style:text-properties style:use-window-font-color="true" style:font-name="Thorndale4" fo:font-size="25.5pt" style:font-name-asian="Arial11" style:font-size-asian="25.5pt" style:font-name-complex="Arial11" style:font-size-complex="25.5pt"/>
    </style:style>
    <style:style style:name="T38" style:family="text">
      <style:text-properties style:use-window-font-color="true" style:font-name="Thorndale4" fo:font-size="25pt" fo:font-weight="bold" style:font-name-asian="CMMI121" style:font-size-asian="25pt" style:font-name-complex="CMMI121" style:font-size-complex="25pt"/>
    </style:style>
    <style:style style:name="T39" style:family="text">
      <style:text-properties style:use-window-font-color="true" style:text-position="sub 62%" style:font-name="Thorndale4" fo:font-size="18.5pt" fo:font-weight="bold" style:font-name-asian="CMMI91" style:font-size-asian="18.5pt" style:font-name-complex="CMMI91" style:font-size-complex="18.5pt"/>
    </style:style>
    <style:style style:name="T40" style:family="text">
      <style:text-properties style:use-window-font-color="true" style:font-name="Thorndale4" fo:font-size="18.5pt" style:font-name-asian="CMMI91" style:font-size-asian="18.5pt" style:font-name-complex="CMMI91" style:font-size-complex="18.5pt"/>
    </style:style>
    <style:style style:name="T41" style:family="text">
      <style:text-properties fo:color="#000000" style:font-name="Thorndale4" fo:font-size="28pt" style:font-name-asian="Arial11" style:font-size-asian="25.5pt" style:font-name-complex="Arial11" style:font-size-complex="25.5pt"/>
    </style:style>
    <style:style style:name="T42" style:family="text">
      <style:text-properties fo:color="#000000" style:font-name="Thorndale4" fo:font-size="28pt" fo:font-style="italic" style:font-name-asian="Arial11" style:font-size-asian="25.5pt" style:font-name-complex="Arial11" style:font-size-complex="25.5pt"/>
    </style:style>
    <style:style style:name="T43" style:family="text">
      <style:text-properties fo:color="#000000" style:font-name="Thorndale4" fo:font-size="28pt" style:font-name-asian="CMMI121" style:font-size-asian="25pt" style:font-name-complex="CMMI121" style:font-size-complex="25pt"/>
    </style:style>
    <style:style style:name="T44" style:family="text">
      <style:text-properties style:use-window-font-color="true" style:font-name="Thorndale4" fo:font-size="28pt" style:font-name-asian="Arial11" style:font-size-asian="25.5pt" style:font-name-complex="Arial11" style:font-size-complex="25.5pt"/>
    </style:style>
    <style:style style:name="T45" style:family="text">
      <style:text-properties style:use-window-font-color="true" style:font-name="Thorndale4" fo:font-size="28pt" fo:font-style="italic" style:font-name-asian="Arial11" style:font-size-asian="25.5pt" style:font-name-complex="Arial11" style:font-size-complex="25.5pt"/>
    </style:style>
    <style:style style:name="T46" style:family="text">
      <style:text-properties style:use-window-font-color="true" style:font-name="Thorndale4" fo:font-size="28pt" style:font-name-asian="CMMI121" style:font-size-asian="25pt" style:font-name-complex="CMMI121" style:font-size-complex="25pt"/>
    </style:style>
    <style:style style:name="T47" style:family="text">
      <style:text-properties style:use-window-font-color="true" style:font-name="Thorndale4" fo:font-size="28pt" style:font-name-asian="CMR121" style:font-size-asian="25pt" style:font-name-complex="CMR121" style:font-size-complex="25pt"/>
    </style:style>
    <style:style style:name="T48" style:family="text">
      <style:text-properties style:use-window-font-color="true" style:font-name="Thorndale4" fo:font-size="28pt" style:font-name-asian="CMMI121" style:font-size-asian="25.5pt" style:font-name-complex="CMMI121" style:font-size-complex="25.5pt"/>
    </style:style>
    <style:style style:name="T49" style:family="text">
      <style:text-properties style:use-window-font-color="true" style:font-name="Thorndale4" fo:font-size="28pt" style:font-name-asian="Courier New4" style:font-size-asian="25pt" style:font-name-complex="Courier New4" style:font-size-complex="25pt"/>
    </style:style>
    <style:style style:name="T50" style:family="text">
      <style:text-properties style:use-window-font-color="true" style:font-name="Thorndale4" fo:font-size="28pt" fo:font-style="italic" style:font-name-asian="CMTI121" style:font-size-asian="25pt" style:font-name-complex="CMTI121" style:font-size-complex="25pt"/>
    </style:style>
    <style:style style:name="T51" style:family="text">
      <style:text-properties style:use-window-font-color="true" style:font-name="Thorndale4" fo:font-size="28pt" style:font-name-asian="CMTI121" style:font-size-asian="25pt" style:font-name-complex="CMTI121" style:font-size-complex="25pt"/>
    </style:style>
    <style:style style:name="T52" style:family="text">
      <style:text-properties style:use-window-font-color="true" style:text-position="sub 62%" style:font-name="Thorndale4" fo:font-size="28pt" style:font-name-asian="CMMI91" style:font-size-asian="18.5pt" style:font-name-complex="CMMI91" style:font-size-complex="18.5pt"/>
    </style:style>
    <style:style style:name="T53" style:family="text">
      <style:text-properties fo:color="#000000" style:font-name="Courier New1" fo:font-size="24pt" style:font-name-asian="CMMI121" style:font-size-asian="25pt" style:font-name-complex="CMMI121" style:font-size-complex="25pt"/>
    </style:style>
    <style:style style:name="T54" style:family="text">
      <style:text-properties fo:color="#000000" style:font-name="Courier New1" fo:font-size="24pt" style:font-name-asian="CMR121" style:font-size-asian="25pt" style:font-name-complex="CMR121" style:font-size-complex="25pt"/>
    </style:style>
    <style:style style:name="T55" style:family="text">
      <style:text-properties fo:color="#000000" style:text-position="sub 62%" style:font-name="Courier New1" fo:font-size="28pt" style:font-name-asian="CMMI91" style:font-size-asian="18.5pt" style:font-name-complex="CMMI91" style:font-size-complex="18.5pt"/>
    </style:style>
    <style:style style:name="T56" style:family="text">
      <style:text-properties fo:color="#000000" style:font-name="Courier New1" fo:font-size="24pt" style:font-name-asian="CMSY101" style:font-size-asian="25pt" style:font-name-complex="CMSY101" style:font-size-complex="25pt"/>
    </style:style>
    <style:style style:name="T57" style:family="text">
      <style:text-properties fo:color="#000000" style:font-name="Arial11" fo:font-size="25.5pt" style:font-name-asian="Arial11" style:font-size-asian="25.5pt" style:font-name-complex="Arial11" style:font-size-complex="25.5pt"/>
    </style:style>
    <style:style style:name="T58" style:family="text">
      <style:text-properties style:use-window-font-color="true" style:font-name="Thorndale4" fo:font-size="25pt" fo:font-style="italic" fo:font-weight="bold" style:font-name-asian="CMMI121" style:font-size-asian="25pt" style:font-name-complex="CMMI121" style:font-size-complex="25pt"/>
    </style:style>
    <style:style style:name="T59" style:family="text">
      <style:text-properties style:use-window-font-color="true" style:font-name="Thorndale4" fo:font-size="25pt" fo:font-style="italic" fo:font-weight="bold" style:font-name-asian="CMR121" style:font-size-asian="25pt" style:font-name-complex="CMR121" style:font-size-complex="25pt"/>
    </style:style>
    <style:style style:name="T60" style:family="text">
      <style:text-properties fo:color="#0000ff" style:font-name="Thorndale4" fo:font-size="25pt" style:font-name-asian="CMMI121" style:font-size-asian="25pt" style:font-name-complex="CMMI121" style:font-size-complex="25pt"/>
    </style:style>
    <style:style style:name="T61" style:family="text">
      <style:text-properties fo:color="#000000" style:font-name="Thorndale4" fo:font-size="25pt" fo:font-weight="bold" style:font-name-asian="CMMI121" style:font-size-asian="25pt" style:font-name-complex="CMMI121" style:font-size-complex="25pt"/>
    </style:style>
    <style:style style:name="T62" style:family="text">
      <style:text-properties fo:color="#000000" style:font-name="Thorndale4" fo:font-size="25pt" style:font-name-asian="CMMI121" style:font-size-asian="25pt" style:font-name-complex="CMMI121" style:font-size-complex="25pt"/>
    </style:style>
    <style:style style:name="T63" style:family="text">
      <style:text-properties fo:color="#000000" style:font-name="Thorndale4" fo:font-size="24pt" fo:font-weight="bold" style:font-name-asian="CMMI121" style:font-size-asian="25pt" style:font-name-complex="CMMI121" style:font-size-complex="25pt"/>
    </style:style>
    <style:style style:name="T64" style:family="text">
      <style:text-properties fo:color="#000000" style:text-position="sub 62%" style:font-name="Thorndale4" fo:font-size="28pt" fo:font-weight="bold" style:font-name-asian="CMMI91" style:font-size-asian="18.5pt" style:font-name-complex="CMMI91" style:font-size-complex="18.5pt"/>
    </style:style>
    <style:style style:name="T65" style:family="text">
      <style:text-properties style:use-window-font-color="true" style:font-name="Thorndale4" fo:font-size="25.5pt" fo:font-style="italic" style:font-name-asian="Arial11" style:font-size-asian="25.5pt" style:font-name-complex="Arial11" style:font-size-complex="25.5pt"/>
    </style:style>
    <style:style style:name="T66" style:family="text">
      <style:text-properties fo:color="#0000ff" style:font-name="Thorndale4" fo:font-size="25.5pt" style:font-name-asian="Arial11" style:font-size-asian="25.5pt" style:font-name-complex="Arial11" style:font-size-complex="25.5pt"/>
    </style:style>
    <style:style style:name="T67" style:family="text">
      <style:text-properties fo:color="#000000" style:font-name="Thorndale4" fo:font-size="25.5pt" fo:font-weight="bold" style:font-name-asian="Arial11" style:font-size-asian="25.5pt" style:font-name-complex="Arial11" style:font-size-complex="25.5pt"/>
    </style:style>
    <style:style style:name="T68" style:family="text">
      <style:text-properties fo:color="#000000" style:font-name="Thorndale4" fo:font-size="25.5pt" fo:font-style="italic" style:font-name-asian="Arial11" style:font-size-asian="25.5pt" style:font-name-complex="Arial11" style:font-size-complex="25.5pt"/>
    </style:style>
    <style:style style:name="T69" style:family="text">
      <style:text-properties fo:color="#000000" style:font-name="Thorndale4" fo:font-size="25.5pt" style:font-name-asian="Arial2" style:font-size-asian="25.5pt" style:font-name-complex="Arial2" style:font-size-complex="25.5pt"/>
    </style:style>
    <style:style style:name="T70" style:family="text">
      <style:text-properties style:use-window-font-color="true" style:font-name="Thorndale4" fo:font-size="28pt" fo:font-style="italic" style:font-name-asian="CMR121" style:font-size-asian="25pt" style:font-name-complex="CMR121" style:font-size-complex="25pt"/>
    </style:style>
    <style:style style:name="T71" style:family="text">
      <style:text-properties style:use-window-font-color="true" style:font-name="Thorndale4" fo:font-size="28pt" fo:font-style="italic" style:font-name-asian="CMMI121" style:font-size-asian="25pt" style:font-name-complex="CMMI121" style:font-size-complex="25pt"/>
    </style:style>
    <style:style style:name="T72" style:family="text">
      <style:text-properties style:use-window-font-color="true" style:text-position="sub 62%" style:font-name="Thorndale4" fo:font-size="28pt" fo:font-style="italic" style:font-name-asian="CMMI91" style:font-size-asian="18.5pt" style:font-name-complex="CMMI91" style:font-size-complex="18.5pt"/>
    </style:style>
    <style:style style:name="T73" style:family="text">
      <style:text-properties style:use-window-font-color="true" style:font-name="Thorndale4" fo:font-size="28pt" fo:font-style="italic" style:font-name-asian="CMMI91" style:font-size-asian="18.5pt" style:font-name-complex="CMMI91" style:font-size-complex="18.5pt"/>
    </style:style>
    <style:style style:name="T74" style:family="text">
      <style:text-properties style:use-window-font-color="true" style:font-name="Arial12" fo:font-size="28pt" style:font-name-asian="Arial11" style:font-size-asian="25.5pt" style:font-name-complex="Arial11" style:font-size-complex="25.5pt"/>
    </style:style>
    <style:style style:name="T75" style:family="text">
      <style:text-properties fo:color="#000000" style:text-position="super 65%" style:font-name="Courier New1" fo:font-size="24pt" style:font-name-asian="CMMI121" style:font-size-asian="25pt" style:font-name-complex="CMMI121" style:font-size-complex="25pt"/>
    </style:style>
    <style:style style:name="T76" style:family="text">
      <style:text-properties style:use-window-font-color="true" style:text-position="super 65%" style:font-name="Thorndale4" fo:font-size="28pt" fo:font-style="italic" style:font-name-asian="CMR91" style:font-size-asian="18.5pt" style:font-name-complex="CMR91" style:font-size-complex="18.5pt"/>
    </style:style>
    <style:style style:name="T77" style:family="text">
      <style:text-properties style:use-window-font-color="true" style:font-name="Thorndale4" fo:font-size="28pt" fo:font-style="italic" style:font-name-asian="CMR91" style:font-size-asian="18.5pt" style:font-name-complex="CMR91" style:font-size-complex="18.5pt"/>
    </style:style>
    <style:style style:name="T78" style:family="text">
      <style:text-properties style:use-window-font-color="true" style:font-name="Thorndale4" fo:font-size="28pt" fo:font-style="normal" style:font-name-asian="CMMI121" style:font-size-asian="25pt" style:font-name-complex="CMMI121" style:font-size-complex="25pt"/>
    </style:style>
    <style:style style:name="T79" style:family="text">
      <style:text-properties fo:color="#000000" style:font-name="Thorndale4" fo:font-size="28pt" fo:font-style="italic" style:font-name-asian="CMMI121" style:font-size-asian="25pt" style:font-name-complex="CMMI121" style:font-size-complex="25pt"/>
    </style:style>
    <style:style style:name="T80" style:family="text">
      <style:text-properties fo:color="#000000" style:text-position="super 65%" style:font-name="Thorndale4" fo:font-size="28pt" fo:font-style="italic" style:font-name-asian="CMR91" style:font-size-asian="18.5pt" style:font-name-complex="CMR91" style:font-size-complex="18.5pt"/>
    </style:style>
    <style:style style:name="T81" style:family="text">
      <style:text-properties style:use-window-font-color="true" style:font-name="Thorndale4" fo:font-size="26pt" fo:font-weight="bold" style:font-size-asian="26pt" style:font-weight-asian="bold" style:font-size-complex="26pt" style:font-weight-complex="bold"/>
    </style:style>
    <style:style style:name="T82" style:family="text">
      <style:text-properties fo:color="#3f7f5f" style:font-name="Monospace1" fo:font-size="24pt" style:font-name-asian="Monospace1" style:font-size-asian="24pt" style:font-name-complex="Monospace1" style:font-size-complex="24pt"/>
    </style:style>
    <style:style style:name="T83" style:family="text">
      <style:text-properties style:use-window-font-color="true" style:font-name="Monospace1" fo:font-size="24pt" style:text-underline-style="none" style:font-name-asian="Monospace1" style:font-size-asian="24pt" style:font-name-complex="Monospace1" style:font-size-complex="24pt"/>
    </style:style>
    <style:style style:name="T84" style:family="text">
      <style:text-properties style:use-window-font-color="true" style:font-name="Monospace1" fo:font-size="24pt" style:text-underline-style="none" fo:font-weight="bold" style:font-name-asian="Monospace1" style:font-size-asian="24pt" style:font-weight-asian="bold" style:font-name-complex="Monospace1" style:font-size-complex="24pt" style:font-weight-complex="bold"/>
    </style:style>
    <style:style style:name="T85" style:family="text">
      <style:text-properties style:use-window-font-color="true" style:font-name="Monospace1" fo:font-size="24pt" style:text-underline-style="none" fo:font-weight="normal" style:font-name-asian="Monospace1" style:font-size-asian="24pt" style:font-weight-asian="normal" style:font-name-complex="Monospace1" style:font-size-complex="24pt" style:font-weight-complex="normal"/>
    </style:style>
    <style:style style:name="T86" style:family="text">
      <style:text-properties style:font-name="Thorndale4" fo:font-size="30pt" style:font-name-asian="Symbol1" style:font-size-asian="30pt" style:font-name-complex="Symbol1" style:font-size-complex="30pt"/>
    </style:style>
    <style:style style:name="T87" style:family="text">
      <style:text-properties style:use-window-font-color="true" style:font-name="Monospace1" fo:font-size="22pt" style:text-underline-style="none" style:font-name-asian="Monospace1" style:font-size-asian="22pt" style:font-name-complex="Monospace1" style:font-size-complex="22pt"/>
    </style:style>
    <style:style style:name="T88" style:family="text">
      <style:text-properties style:use-window-font-color="true" style:font-name="Monospace1" fo:font-size="22pt" style:text-underline-style="none" fo:font-weight="bold" style:font-name-asian="Monospace1" style:font-size-asian="22pt" style:font-weight-asian="bold" style:font-name-complex="Monospace1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sUFFS" presentation:presentation-page-layout-name="AL1T1">
        <office:forms form:automatic-focus="false" form:apply-design-mode="false"/>
        <draw:frame presentation:style-name="pr1" draw:text-style-name="P1" draw:layer="layout" svg:width="25.199cm" svg:height="2.338cm" svg:x="1.4cm" svg:y="0.837cm" presentation:class="title" presentation:user-transformed="true">
          <draw:text-box>
            <text:p>Complexidade Computacional</text:p>
          </draw:text-box>
        </draw:frame>
        <draw:frame presentation:style-name="pr2" draw:text-style-name="P3" draw:layer="layout" svg:width="25.199cm" svg:height="6.35cm" svg:x="1.298cm" svg:y="9.011cm" presentation:class="outline" presentation:user-transformed="true">
          <draw:text-box>
            <text:list text:style-name="L2">
              <text:list-header>
                <text:p text:style-name="P2">Jacson Luiz Matte</text:p>
                <text:p text:style-name="P2">Estrutura de Dados I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>
            <draw:text-box>
              <text:p text:style-name="P4">2002 – celes – Estrutura de Dados – apostila.pdf</text:p>
            </draw:text-box>
          </draw:frame>
        </presentation:notes>
      </draw:page>
      <draw:page draw:name="page2" draw:style-name="dp1" draw:master-page-name="MasterSlidesUFFS" presentation:presentation-page-layout-name="AL1T1">
        <office:forms form:automatic-focus="false" form:apply-design-mode="false"/>
        <draw:frame presentation:style-name="pr1" draw:text-style-name="P1" draw:layer="layout" svg:width="25.199cm" svg:height="2.338cm" svg:x="1.4cm" svg:y="0.837cm" presentation:class="title" presentation:user-transformed="true">
          <draw:text-box>
            <text:p>Complexidade Computacional</text:p>
          </draw:text-box>
        </draw:frame>
        <draw:frame presentation:style-name="pr4" draw:text-style-name="P5" draw:layer="layout" svg:width="25.199cm" svg:height="15.541cm" svg:x="1.471cm" svg:y="5.715cm" presentation:class="outline" presentation:user-transformed="true">
          <draw:text-box>
            <text:list text:style-name="L2">
              <text:list-item>
                <text:p><text:span text:style-name="T1">Custo da execução de um programa;</text:span></text:p>
                <text:list>
                  <text:list-item>
                    <text:p><text:span text:style-name="T2">Tempo requerido</text:span><text:span text:style-name="T1">;</text:span></text:p>
                  </text:list-item>
                  <text:list-item>
                    <text:p><text:span text:style-name="T1">Quantidade de memória;</text:span></text:p>
                  </text:list-item>
                </text:list>
              </text:list-item>
              <text:list-item>
                <text:p><text:span text:style-name="T1">Considere um programa e um número natural como entrada:</text:span></text:p>
                <text:list>
                  <text:list-item>
                    <text:p><text:span text:style-name="T1">Duas funções que podem ser associadas a este programa são:</text:span></text:p>
                  </text:list-item>
                  <text:list-item>
                    <text:p><text:span text:style-name="T1">a) A função calculada pelo programa – f(n)</text:span></text:p>
                  </text:list-item>
                  <text:list-item>
                    <text:p><text:span text:style-name="T1">b) O tempo para execução do programa - T(n)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>
            <draw:text-box>
              <text:p text:style-name="P4">2002 – celes – Estrutura de Dados – apostila.pdf</text:p>
            </draw:text-box>
          </draw:frame>
        </presentation:notes>
      </draw:page>
      <draw:page draw:name="page3" draw:style-name="dp1" draw:master-page-name="MasterSlidesUFFS" presentation:presentation-page-layout-name="AL1T1">
        <office:forms form:automatic-focus="false" form:apply-design-mode="false"/>
        <draw:frame presentation:style-name="pr1" draw:text-style-name="P1" draw:layer="layout" svg:width="25.199cm" svg:height="2.338cm" svg:x="1.4cm" svg:y="0.837cm" presentation:class="title" presentation:user-transformed="true">
          <draw:text-box>
            <text:p>Complexidade Computacional</text:p>
          </draw:text-box>
        </draw:frame>
        <draw:frame presentation:style-name="pr4" draw:text-style-name="P5" draw:layer="layout" svg:width="25.199cm" svg:height="15.241cm" svg:x="1.471cm" svg:y="5.715cm" presentation:class="outline" presentation:user-transformed="true">
          <draw:text-box>
            <text:list text:style-name="L2">
              <text:list-item>
                <text:p text:style-name="P6"><text:span text:style-name="T1">Operações primitivas: operações que não podem ser decompostas;</text:span></text:p>
                <text:list>
                  <text:list-item>
                    <text:p><text:span text:style-name="T1">+ <text:s text:c="2"/>* <text:s text:c="2"/>- <text:s text:c="2"/>/ <text:s text:c="2"/>if( ) </text:span></text:p>
                  </text:list-item>
                </text:list>
              </text:list-item>
              <text:list-item>
                <text:p text:style-name="P6"><text:span text:style-name="T1">O tempo para a execução de cada uma dessas operações pode ser considerado constante (1 passo);</text:span></text:p>
              </text:list-item>
              <text:list-item>
                <text:p text:style-name="P6"><text:span text:style-name="T1">Contudo, a declaração acima não é sempre válida!</text:span></text:p>
                <text:list>
                  <text:list-item>
                    <text:p text:style-name="P6"><text:span text:style-name="T1">ex.: 2 x 2 vs. 817231872 x 76128376872</text:span></text:p>
                  </text:list-item>
                  <text:list-item>
                    <text:p text:style-name="P6"><text:span text:style-name="T1">O tamanho do número pode ter algum efeito no tempo de cálculo.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>
            <draw:text-box>
              <text:p text:style-name="P4">2002 – celes – Estrutura de Dados – apostila.pdf</text:p>
            </draw:text-box>
          </draw:frame>
        </presentation:notes>
      </draw:page>
      <draw:page draw:name="page4" draw:style-name="dp1" draw:master-page-name="MasterSlidesUFFS" presentation:presentation-page-layout-name="AL1T1">
        <office:forms form:automatic-focus="false" form:apply-design-mode="false"/>
        <draw:frame presentation:style-name="pr1" draw:text-style-name="P1" draw:layer="layout" svg:width="25.199cm" svg:height="2.338cm" svg:x="1.4cm" svg:y="0.837cm" presentation:class="title" presentation:user-transformed="true">
          <draw:text-box>
            <text:p>Complexidade Computacional</text:p>
          </draw:text-box>
        </draw:frame>
        <draw:frame presentation:style-name="pr4" draw:text-style-name="P5" draw:layer="layout" svg:width="25.199cm" svg:height="13.861cm" svg:x="1.471cm" svg:y="5.715cm" presentation:class="outline" presentation:user-transformed="true">
          <draw:text-box>
            <text:list text:style-name="L2">
              <text:list-item>
                <text:p text:style-name="P6"><text:span text:style-name="T1">O tempo para executar um passo difere entre computadores; mas...</text:span></text:p>
              </text:list-item>
              <text:list-item>
                <text:p text:style-name="P6"><text:span text:style-name="T1">O número de passos será sempre o mesmo!</text:span></text:p>
              </text:list-item>
            </text:list>
            <text:p/>
          </draw:text-box>
        </draw:frame>
        <draw:frame draw:style-name="gr2" draw:layer="layout" svg:width="5.303cm" svg:height="0.962cm" svg:x="2.54cm" svg:y="11.43cm">
          <draw:text-box>
            <text:p>Linhas de código</text:p>
          </draw:text-box>
        </draw:frame>
        <draw:frame draw:style-name="gr2" draw:layer="layout" svg:width="2.233cm" svg:height="0.962cm" svg:x="18.51cm" svg:y="11.43cm">
          <draw:text-box>
            <text:p>Loops</text:p>
          </draw:text-box>
        </draw:frame>
        <draw:g>
          <draw:frame draw:style-name="gr3" draw:text-style-name="P7" draw:layer="layout" svg:width="1.069cm" svg:height="2.143cm" svg:x="5.816cm" svg:y="14.467cm">
            <draw:text-box>
              <text:p><text:span text:style-name="T3">}</text:span></text:p>
            </draw:text-box>
          </draw:frame>
          <draw:frame draw:style-name="gr4" draw:layer="layout" svg:width="3.999cm" svg:height="1.905cm" svg:x="6.755cm" svg:y="14.805cm">
            <draw:text-box>
              <text:p>3 operações</text:p>
              <text:p>3 passos</text:p>
            </draw:text-box>
          </draw:frame>
        </draw:g>
        <draw:frame draw:style-name="gr2" draw:text-style-name="P8" draw:layer="layout" svg:width="6.399cm" svg:height="4.549cm" svg:x="12.105cm" svg:y="13.635cm">
          <draw:text-box>
            <text:p><text:span text:style-name="T4">for(i = 0;</text:span><text:span text:style-name="T5"> i &lt; n</text:span><text:span text:style-name="T4">;</text:span><text:span text:style-name="T5"> i++</text:span><text:span text:style-name="T4">){</text:span></text:p>
            <text:p><text:span text:style-name="T4"><text:tab/></text:span><text:span text:style-name="T4">x = x + 1;</text:span></text:p>
            <text:p><text:span text:style-name="T4"><text:tab/></text:span><text:span text:style-name="T4">y = x / z;</text:span></text:p>
            <text:p><text:span text:style-name="T4"><text:tab/></text:span><text:span text:style-name="T4">w = x + y;</text:span></text:p>
            <text:p><text:span text:style-name="T4">}</text:span></text:p>
          </draw:text-box>
        </draw:frame>
        <draw:frame draw:style-name="gr2" draw:text-style-name="P8" draw:layer="layout" svg:width="3.22cm" svg:height="2.804cm" svg:x="1.94cm" svg:y="14.44cm">
          <draw:text-box>
            <text:p><text:span text:style-name="T4">x = x + 1;</text:span></text:p>
            <text:p><text:span text:style-name="T4">y = x / z;</text:span></text:p>
            <text:p><text:span text:style-name="T4">w = x + y;</text:span></text:p>
          </draw:text-box>
        </draw:frame>
        <draw:g>
          <draw:frame draw:style-name="gr3" draw:text-style-name="P7" draw:layer="layout" svg:width="1.069cm" svg:height="2.143cm" svg:x="17.555cm" svg:y="14.367cm">
            <draw:text-box>
              <text:p><text:span text:style-name="T3">}</text:span></text:p>
            </draw:text-box>
          </draw:frame>
          <draw:frame draw:style-name="gr4" draw:layer="layout" svg:width="3.999cm" svg:height="1.905cm" svg:x="18.494cm" svg:y="14.705cm">
            <draw:text-box>
              <text:p>3 operações</text:p>
              <text:p>3 passos</text:p>
            </draw:text-box>
          </draw:frame>
        </draw:g>
        <draw:frame draw:style-name="gr5" draw:text-style-name="P9" draw:layer="layout" svg:width="0.832cm" svg:height="1.608cm" svg:x="21.755cm" svg:y="13.462cm">
          <draw:text-box>
            <text:p><text:span text:style-name="T6">}</text:span></text:p>
          </draw:text-box>
        </draw:frame>
        <draw:frame draw:style-name="gr4" draw:layer="layout" svg:width="3.999cm" svg:height="1.905cm" svg:x="22.294cm" svg:y="13.3cm">
          <draw:text-box>
            <text:p>2 operações</text:p>
            <text:p>2 passos</text:p>
          </draw:text-box>
        </draw:frame>
        <draw:frame draw:style-name="gr2" draw:layer="layout" svg:width="11.145cm" svg:height="0.962cm" svg:x="14.912cm" svg:y="18.088cm">
          <draw:text-box>
            <text:p>5 operações por iteração = 5n pass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>
            <draw:text-box>
              <text:p text:style-name="P4">2002 – celes – Estrutura de Dados – apostila.pdf</text:p>
            </draw:text-box>
          </draw:frame>
        </presentation:notes>
      </draw:page>
      <draw:page draw:name="page5" draw:style-name="dp1" draw:master-page-name="MasterSlidesUFFS" presentation:presentation-page-layout-name="AL1T1">
        <office:forms form:automatic-focus="false" form:apply-design-mode="false"/>
        <draw:frame presentation:style-name="pr1" draw:text-style-name="P1" draw:layer="layout" svg:width="25.199cm" svg:height="2.338cm" svg:x="1.4cm" svg:y="0.837cm" presentation:class="title" presentation:user-transformed="true">
          <draw:text-box>
            <text:p>Complexidade Computacional</text:p>
          </draw:text-box>
        </draw:frame>
        <draw:frame presentation:style-name="pr4" draw:text-style-name="P5" draw:layer="layout" svg:width="25.199cm" svg:height="13.861cm" svg:x="1.471cm" svg:y="5.715cm" presentation:class="outline" presentation:user-transformed="true">
          <draw:text-box>
            <text:list text:style-name="L2">
              <text:list-item>
                <text:p text:style-name="P6"><text:span text:style-name="T1">Algoritmos polinomiais são preferidos aos não-polinomiais;</text:span></text:p>
              </text:list-item>
            </text:list>
            <text:p/>
          </draw:text-box>
        </draw:frame>
        <draw:frame draw:style-name="standard" draw:layer="layout" svg:width="22.859cm" svg:height="6.06cm" svg:x="2.54cm" svg:y="9.0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Polinomial</text:span></text:p>
              </table:table-cell>
              <table:table-cell>
                <text:p text:style-name="P2"><text:span text:style-name="T7">Não Polinomial</text:span></text:p>
              </table:table-cell>
            </table:table-row>
            <table:table-row table:style-name="ro1" table:default-cell-style-name="ce2">
              <table:table-cell>
                <text:p text:style-name="P2">O(1)</text:p>
              </table:table-cell>
              <table:table-cell>
                <text:p text:style-name="P2">O(2<text:span text:style-name="T8">n</text:span>)</text:p>
              </table:table-cell>
            </table:table-row>
            <table:table-row table:style-name="ro1" table:default-cell-style-name="ce2">
              <table:table-cell>
                <text:p text:style-name="P2">O(n)</text:p>
              </table:table-cell>
              <table:table-cell>
                <text:p text:style-name="P2">O(n!)</text:p>
              </table:table-cell>
            </table:table-row>
            <table:table-row table:style-name="ro1" table:default-cell-style-name="ce2">
              <table:table-cell>
                <text:p text:style-name="P2">O(n²)</text:p>
              </table:table-cell>
              <table:table-cell>
                <text:p text:style-name="P2">O(n<text:span text:style-name="T8">n</text:span>)</text:p>
              </table:table-cell>
            </table:table-row>
            <table:table-row table:style-name="ro1" table:default-cell-style-name="ce2">
              <table:table-cell>
                <text:p text:style-name="P2">O(n³)</text:p>
              </table:table-cell>
              <table:table-cell/>
            </table:table-row>
            <table:table-row table:style-name="ro1" table:default-cell-style-name="ce2">
              <table:table-cell>
                <text:p text:style-name="P2">O(n<text:span text:style-name="T8">ĸ</text:span>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1.834cm" svg:height="1.673cm" svg:x="14.162cm" svg:y="16.742cm">
          <draw:text-box>
            <text:p>Cresce muito rapidamente,</text:p>
            <text:p>Torna-se impraticável dependendo do <text:span text:style-name="T9">n</text:span>.</text:p>
          </draw:text-box>
        </draw:frame>
        <draw:line draw:style-name="gr6" draw:text-style-name="P2" draw:layer="layout" svg:x1="19.65cm" svg:y1="16.61cm" svg:x2="19.65cm" svg:y2="13.43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>
            <draw:text-box>
              <text:p text:style-name="P4">2002 – celes – Estrutura de Dados – apostila.pdf</text:p>
            </draw:text-box>
          </draw:frame>
        </presentation:notes>
      </draw:page>
      <draw:page draw:name="page6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presentation:style-name="pr6" draw:layer="layout" svg:width="25.199cm" svg:height="13.61cm" svg:x="1.471cm" svg:y="4.18cm" presentation:class="outline">
          <draw:text-box>
            <text:list text:style-name="L2">
              <text:list-item>
                <text:p>Problema: ordenar uma sequência de números [a1, a2, … an] em ordem crescente, tal que, a1 <text:span text:style-name="T10">£</text:span> a2 <text:span text:style-name="T10">£</text:span> … <text:span text:style-name="T10">£</text:span> an.</text:p>
              </text:list-item>
              <text:list-item>
                <text:p>Usando vetores temos, a[1...n], e desejamos ordenar os <text:span text:style-name="T9">n</text:span> números de maneira que a[1] <text:span text:style-name="T10">£ </text:span><text:span text:style-name="T11">a[2] </text:span><text:span text:style-name="T10">£ </text:span><text:span text:style-name="T11">... </text:span><text:span text:style-name="T10">£ </text:span><text:span text:style-name="T11">a[n].</text:span></text:p>
              </text:list-item>
              <text:list-item>
                <text:p text:style-name="P6"><text:span text:style-name="T11">ex.: dada a sequência 31, 41, 59, 26, 41, 58 (instância), o algoritmo deve retornar a sequência 26, 31, 41, 41, 58, 59.</text:span></text:p>
              </text:list-item>
            </text:list>
          </draw:text-box>
        </draw:frame>
        <draw:frame draw:style-name="gr2" draw:text-style-name="P10" draw:layer="layout" svg:width="22.603cm" svg:height="1.267cm" svg:x="3.017cm" svg:y="1.905cm">
          <draw:text-box>
            <text:list text:style-name="L1">
              <text:list-header>
                <text:p><text:span text:style-name="T12">Complexidade quadrática: insertion sort, bolha, seleçã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presentation:style-name="pr6" draw:layer="layout" svg:width="25.199cm" svg:height="13.61cm" svg:x="1.471cm" svg:y="4.18cm" presentation:class="outline">
          <draw:text-box>
            <text:list text:style-name="L2">
              <text:list-item>
                <text:p><text:span text:style-name="T11">Qual algoritmo devemos usar para ordenar um conjunto arbitrário de itens?</text:span></text:p>
                <text:list>
                  <text:list-item>
                    <text:p><text:span text:style-name="T11">Depende da extensão em que os itens já estão ordenados;</text:span></text:p>
                  </text:list-item>
                  <text:list-item>
                    <text:p><text:span text:style-name="T11">Depende do número de ítens a serem ordenados</text:span></text:p>
                  </text:list-item>
                  <text:list-item>
                    <text:p><text:span text:style-name="T11">Outros fatores...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2.603cm" svg:height="1.267cm" svg:x="3.017cm" svg:y="1.905cm">
          <draw:text-box>
            <text:list text:style-name="L1">
              <text:list-header>
                <text:p><text:span text:style-name="T12">Complexidade quadrática: insertion sort, bolha, seleçã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presentation:style-name="pr6" draw:layer="layout" svg:width="25.199cm" svg:height="16.041cm" svg:x="1.471cm" svg:y="4.18cm" presentation:class="outline" presentation:user-transformed="true">
          <draw:text-box>
            <text:list text:style-name="L2">
              <text:list-item>
                <text:p><text:span text:style-name="T13">Ordenação por inserção</text:span><text:span text:style-name="T11">: eficiente para ordenar um número pequeno de itens.</text:span></text:p>
                <text:p><text:span text:style-name="T11"/></text:p>
                <text:p><text:span text:style-name="T11"/></text:p>
              </text:list-item>
              <text:list-item>
                <text:p><text:span text:style-name="T11">O subvetor a[0...j-1] já está ordenado.</text:span></text:p>
              </text:list-item>
              <text:list-item>
                <text:p><text:span text:style-name="T11">Queremos reposicionar a chave </text:span><text:span text:style-name="T14">2</text:span><text:span text:style-name="T11"> (</text:span><text:span text:style-name="T15">i.e.</text:span><text:span text:style-name="T11">, a[j]) em a</text:span><text:span text:style-name="T15">[0..j-1], então temos</text:span><text:span text:style-name="T11">:</text:span></text:p>
                <text:p><text:span text:style-name="T11"/></text:p>
              </text:list-item>
              <text:list-item>
                <text:p><text:span text:style-name="T11">E temos os itens entre a[0...j] ordenados.</text:span></text:p>
                <text:p><text:span text:style-name="T11"/></text:p>
              </text:list-item>
            </text:list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draw:style-name="gr7" draw:layer="layout" svg:width="10.823cm" svg:height="2.041cm" svg:x="2.527cm" svg:y="7.3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642cm" svg:height="1.905cm" svg:x="3.845cm" svg:y="9.5cm">
          <draw:text-box>
            <text:p>j</text:p>
          </draw:text-box>
        </draw:frame>
        <draw:frame draw:style-name="gr2" draw:layer="layout" svg:width="2.195cm" svg:height="0.962cm" svg:x="6.299cm" svg:y="9.725cm">
          <draw:text-box>
            <text:p>chave</text:p>
          </draw:text-box>
        </draw:frame>
        <draw:line draw:style-name="gr6" draw:text-style-name="P2" draw:layer="layout" svg:x1="6.35cm" svg:y1="10.16cm" svg:x2="4.445cm" svg:y2="9.525cm">
          <text:p/>
        </draw:line>
        <draw:frame draw:style-name="gr2" draw:layer="layout" svg:width="0.853cm" svg:height="0.962cm" svg:x="1.705cm" svg:y="8.362cm">
          <draw:text-box>
            <text:p>a</text:p>
          </draw:text-box>
        </draw:frame>
        <draw:frame draw:style-name="gr7" draw:layer="layout" svg:width="10.823cm" svg:height="2.041cm" svg:x="14.577cm" svg:y="14.60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draw:style-name="gr7" draw:layer="layout" svg:width="10.823cm" svg:height="2.041cm" svg:x="1.877cm" svg:y="4.44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1.932cm" svg:height="1.072cm" svg:x="2.705cm" svg:y="6.748cm">
          <draw:text-box>
            <text:p>j = 1</text:p>
          </draw:text-box>
        </draw:frame>
        <draw:frame draw:style-name="gr2" draw:layer="layout" svg:width="3.275cm" svg:height="0.962cm" svg:x="5.649cm" svg:y="6.773cm">
          <draw:text-box>
            <text:p>chave = 2</text:p>
          </draw:text-box>
        </draw:frame>
        <draw:line draw:style-name="gr6" draw:text-style-name="P2" draw:layer="layout" svg:x1="5.7cm" svg:y1="7.208cm" svg:x2="3.795cm" svg:y2="6.573cm">
          <text:p/>
        </draw:line>
        <draw:frame draw:style-name="gr2" draw:layer="layout" svg:width="0.853cm" svg:height="0.962cm" svg:x="1.055cm" svg:y="5.41cm">
          <draw:text-box>
            <text:p>a</text:p>
          </draw:text-box>
        </draw:frame>
        <draw:frame draw:style-name="gr7" draw:layer="layout" svg:width="10.823cm" svg:height="2.041cm" svg:x="1.878cm" svg:y="8.14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0.642cm" svg:height="1.905cm" svg:x="3.196cm" svg:y="10.248cm">
          <draw:text-box>
            <text:p>j</text:p>
          </draw:text-box>
        </draw:frame>
        <draw:frame draw:style-name="gr2" draw:layer="layout" svg:width="2.195cm" svg:height="0.962cm" svg:x="5.65cm" svg:y="10.473cm">
          <draw:text-box>
            <text:p>chave</text:p>
          </draw:text-box>
        </draw:frame>
        <draw:line draw:style-name="gr6" draw:text-style-name="P2" draw:layer="layout" svg:x1="5.701cm" svg:y1="10.908cm" svg:x2="3.796cm" svg:y2="10.273cm">
          <text:p/>
        </draw:line>
        <draw:frame draw:style-name="gr2" draw:layer="layout" svg:width="0.853cm" svg:height="0.962cm" svg:x="1.056cm" svg:y="9.11cm">
          <draw:text-box>
            <text:p>a</text:p>
          </draw:text-box>
        </draw:frame>
        <draw:frame draw:style-name="gr7" draw:layer="layout" svg:width="10.823cm" svg:height="2.041cm" svg:x="1.878cm" svg:y="11.9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1.519cm" svg:height="1.192cm" svg:x="4.096cm" svg:y="14.248cm">
          <draw:text-box>
            <text:p>j=2</text:p>
          </draw:text-box>
        </draw:frame>
        <draw:frame draw:style-name="gr2" draw:layer="layout" svg:width="3.275cm" svg:height="0.962cm" svg:x="5.65cm" svg:y="14.273cm">
          <draw:text-box>
            <text:p>chave = 4</text:p>
          </draw:text-box>
        </draw:frame>
        <draw:line draw:style-name="gr6" draw:text-style-name="P2" draw:layer="layout" svg:x1="5.701cm" svg:y1="14.708cm" svg:x2="4.445cm" svg:y2="13.97cm">
          <text:p/>
        </draw:line>
        <draw:frame draw:style-name="gr2" draw:layer="layout" svg:width="0.853cm" svg:height="0.962cm" svg:x="1.056cm" svg:y="12.91cm">
          <draw:text-box>
            <text:p>a</text:p>
          </draw:text-box>
        </draw:frame>
        <draw:frame draw:style-name="gr7" draw:layer="layout" svg:width="10.823cm" svg:height="2.041cm" svg:x="1.878cm" svg:y="15.8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1.789cm" svg:height="1.102cm" svg:x="5.096cm" svg:y="18.048cm">
          <draw:text-box>
            <text:p>j=3</text:p>
          </draw:text-box>
        </draw:frame>
        <draw:frame draw:style-name="gr2" draw:layer="layout" svg:width="3.275cm" svg:height="0.962cm" svg:x="7.455cm" svg:y="18.088cm">
          <draw:text-box>
            <text:p>chave = 6</text:p>
          </draw:text-box>
        </draw:frame>
        <draw:line draw:style-name="gr6" draw:text-style-name="P2" draw:layer="layout" svg:x1="7.62cm" svg:y1="18.615cm" svg:x2="5.715cm" svg:y2="17.98cm">
          <text:p/>
        </draw:line>
        <draw:frame draw:style-name="gr2" draw:layer="layout" svg:width="0.853cm" svg:height="0.962cm" svg:x="1.056cm" svg:y="16.81cm">
          <draw:text-box>
            <text:p>a</text:p>
          </draw:text-box>
        </draw:frame>
        <draw:frame draw:style-name="gr7" draw:layer="layout" svg:width="10.823cm" svg:height="2.041cm" svg:x="15.379cm" svg:y="4.44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1.789cm" svg:height="1.102cm" svg:x="19.597cm" svg:y="6.749cm">
          <draw:text-box>
            <text:p>j=4</text:p>
          </draw:text-box>
        </draw:frame>
        <draw:frame draw:style-name="gr2" draw:layer="layout" svg:width="3.275cm" svg:height="0.962cm" svg:x="22.056cm" svg:y="6.689cm">
          <draw:text-box>
            <text:p>chave = 1</text:p>
          </draw:text-box>
        </draw:frame>
        <draw:line draw:style-name="gr6" draw:text-style-name="P2" draw:layer="layout" svg:x1="22.221cm" svg:y1="7.216cm" svg:x2="20.316cm" svg:y2="6.581cm">
          <text:p/>
        </draw:line>
        <draw:frame draw:style-name="gr2" draw:layer="layout" svg:width="0.853cm" svg:height="0.962cm" svg:x="14.557cm" svg:y="5.411cm">
          <draw:text-box>
            <text:p>a</text:p>
          </draw:text-box>
        </draw:frame>
        <draw:frame draw:style-name="gr7" draw:layer="layout" svg:width="10.823cm" svg:height="2.041cm" svg:x="15.38cm" svg:y="8.14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layer="layout" svg:width="1.789cm" svg:height="1.102cm" svg:x="20.598cm" svg:y="10.45cm">
          <draw:text-box>
            <text:p>j=5</text:p>
          </draw:text-box>
        </draw:frame>
        <draw:frame draw:style-name="gr2" draw:layer="layout" svg:width="3.275cm" svg:height="0.962cm" svg:x="23.057cm" svg:y="10.39cm">
          <draw:text-box>
            <text:p>chave = 3</text:p>
          </draw:text-box>
        </draw:frame>
        <draw:line draw:style-name="gr6" draw:text-style-name="P2" draw:layer="layout" svg:x1="23.222cm" svg:y1="10.917cm" svg:x2="21.317cm" svg:y2="10.282cm">
          <text:p/>
        </draw:line>
        <draw:frame draw:style-name="gr2" draw:layer="layout" svg:width="0.853cm" svg:height="0.962cm" svg:x="14.558cm" svg:y="9.112cm">
          <draw:text-box>
            <text:p>a</text:p>
          </draw:text-box>
        </draw:frame>
        <draw:frame draw:style-name="gr7" draw:layer="layout" svg:width="10.823cm" svg:height="2.041cm" svg:x="15.48cm" svg:y="11.9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853cm" svg:height="0.962cm" svg:x="14.658cm" svg:y="12.913cm">
          <draw:text-box>
            <text:p>a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draw:style-name="gr12" draw:text-style-name="P11" draw:layer="layout" svg:width="23.353cm" svg:height="9.065cm" svg:x="3.113cm" svg:y="8.02cm">
          <draw:text-box>
            <text:p text:style-name="P5"><text:span text:style-name="T17">insertionSort(a[],n)</text:span></text:p>
            <text:p text:style-name="P5"><text:span text:style-name="T17">1 <text:s text:c="2"/></text:span><text:span text:style-name="T18">para</text:span><text:span text:style-name="T17"> j = 1 </text:span><text:span text:style-name="T19">até</text:span><text:span text:style-name="T17"> n-1 </text:span><text:span text:style-name="T19">faça</text:span></text:p>
            <text:p text:style-name="P5"><text:span text:style-name="T17">2 <text:s text:c="4"/></text:span><text:span text:style-name="T20">chave </text:span><text:span text:style-name="T17">= a[j]</text:span></text:p>
            <text:p text:style-name="P5"><text:span text:style-name="T17">3 <text:s text:c="4"/>i = j - 1</text:span></text:p>
            <text:p text:style-name="P5"><text:span text:style-name="T17">4 <text:s text:c="4"/></text:span><text:span text:style-name="T19">enquanto</text:span><text:span text:style-name="T17"> i </text:span><text:span text:style-name="T21">&gt;=</text:span><text:span text:style-name="T17"> 0 </text:span><text:span text:style-name="T19">e</text:span><text:span text:style-name="T17"> a[i] &gt; </text:span><text:span text:style-name="T20">chave</text:span><text:span text:style-name="T17"> </text:span><text:span text:style-name="T19">faça</text:span></text:p>
            <text:p text:style-name="P5"><text:span text:style-name="T17">5 <text:s text:c="7"/>a[i+1] = a[i]</text:span></text:p>
            <text:p text:style-name="P5"><text:span text:style-name="T17">6 <text:s text:c="7"/>i = i - 1</text:span></text:p>
            <text:p text:style-name="P5"><text:span text:style-name="T17"><text:s text:c="6"/></text:span><text:span text:style-name="T19">//fim enquanto</text:span></text:p>
            <text:p text:style-name="P5"><text:span text:style-name="T17">7 <text:s text:c="4"/>a[i + 1] = </text:span><text:span text:style-name="T20">chave</text:span></text:p>
          </draw:text-box>
        </draw:frame>
        <draw:frame presentation:style-name="pr8" draw:layer="layout" svg:width="25.199cm" svg:height="4.71cm" svg:x="1.472cm" svg:y="4.18cm" presentation:class="outline" presentation:user-transformed="true">
          <draw:text-box>
            <text:list text:style-name="L2">
              <text:list-item>
                <text:p><text:span text:style-name="T11">Considerando que o índice do primeiro elemento de um vetor é 0 (zero), o algoritmo é o seguint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sUFFS" presentation:presentation-page-layout-name="AL1T1">
        <office:forms form:automatic-focus="false" form:apply-design-mode="false"/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presentation:style-name="pr8" draw:layer="layout" svg:width="25.199cm" svg:height="14.041cm" svg:x="1.472cm" svg:y="4.18cm" presentation:class="outline" presentation:user-transformed="true">
          <draw:text-box>
            <text:list text:style-name="L2">
              <text:list-item>
                <text:p><text:span text:style-name="T11">Trabalho 1: </text:span></text:p>
                <text:list>
                  <text:list-item>
                    <text:p><text:span text:style-name="T11">Implemente o algoritmo insertionSort usando vetores;</text:span></text:p>
                    <text:list>
                      <text:list-item>
                        <text:p><text:span text:style-name="T11">Use a função rand() da biblioteca stdlib.h para gerar números aleatórios;</text:span></text:p>
                      </text:list-item>
                      <text:list-item>
                        <text:p><text:span text:style-name="T11">Use a função time da biblioteca time.h e calcule o tempo (em segundos) que o algoritmo requer.</text:span></text:p>
                      </text:list-item>
                    </text:list>
                  </text:list-item>
                  <text:list-item>
                    <text:p><text:span text:style-name="T11">Implemente o algoritmo insertionSort usando lista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presentation:style-name="pr8" draw:layer="layout" svg:width="25.199cm" svg:height="4.71cm" svg:x="1.472cm" svg:y="4.18cm" presentation:class="outline" presentation:user-transformed="true">
          <draw:text-box>
            <text:list text:style-name="L2">
              <text:list-item>
                <text:p><text:span text:style-name="T11">Complexidade:</text:span></text:p>
              </text:list-item>
            </text:list>
          </draw:text-box>
        </draw:frame>
        <draw:frame draw:style-name="gr13" draw:text-style-name="P11" draw:layer="layout" svg:width="26.6cm" svg:height="11.429cm" svg:x="0.8cm" svg:y="7.701cm">
          <draw:text-box>
            <text:p text:style-name="P5"><text:span text:style-name="T17">insertionSort(a[],n)</text:span><text:span text:style-name="T17"><text:tab/></text:span><text:span text:style-name="T17"><text:tab/></text:span><text:span text:style-name="T17"> <text:s text:c="12"/></text:span><text:span text:style-name="T19">custo</text:span><text:span text:style-name="T17"> <text:s text:c="2"/></text:span><text:span text:style-name="T19">vezes</text:span><text:span text:style-name="T17"> <text:s text:c="5"/></text:span></text:p>
            <text:p text:style-name="P5"><text:span text:style-name="T17">1 </text:span><text:span text:style-name="T18">para</text:span><text:span text:style-name="T17"> j=2 </text:span><text:span text:style-name="T19">até</text:span><text:span text:style-name="T17"> n </text:span><text:span text:style-name="T19">faça <text:s/></text:span><text:span text:style-name="T22"><text:s text:c="16"/>c</text:span><text:span text:style-name="T23">1</text:span><text:span text:style-name="T22"> <text:s text:c="6"/></text:span><text:span text:style-name="T24">n</text:span></text:p>
            <text:p text:style-name="P5"><text:span text:style-name="T17">2 <text:s/></text:span><text:span text:style-name="T20">chave </text:span><text:span text:style-name="T17">= a[j] <text:s text:c="23"/>c</text:span><text:span text:style-name="T23">2</text:span><text:span text:style-name="T17"> <text:s text:c="6"/></text:span><text:span text:style-name="T20">n-1</text:span></text:p>
            <text:p text:style-name="P5"><text:span text:style-name="T17">3 <text:s/>i=j-1 <text:s text:c="30"/>c</text:span><text:span text:style-name="T23">3</text:span><text:span text:style-name="T17"> <text:s text:c="6"/></text:span><text:span text:style-name="T20">n-1</text:span></text:p>
            <text:p text:style-name="P5"><text:span text:style-name="T17">4 <text:s/></text:span><text:span text:style-name="T19">enquanto</text:span><text:span text:style-name="T17"> i&gt;=0 </text:span><text:span text:style-name="T19">e</text:span><text:span text:style-name="T17"> a[i]&gt;</text:span><text:span text:style-name="T20">chave</text:span><text:span text:style-name="T17"> </text:span><text:span text:style-name="T19">faça <text:s text:c="4"/></text:span><text:span text:style-name="T22">c</text:span><text:span text:style-name="T23">4</text:span><text:span text:style-name="T22"> <text:s text:c="6"/></text:span></text:p>
            <text:p text:style-name="P5"><text:span text:style-name="T17">5 <text:s text:c="3"/>a[i+1] = a[i] <text:s text:c="20"/>c</text:span><text:span text:style-name="T23">5</text:span><text:span text:style-name="T17"> <text:s text:c="6"/></text:span></text:p>
            <text:p text:style-name="P5"><text:span text:style-name="T17">6 <text:s text:c="3"/>i=i-1 <text:s text:c="28"/>c</text:span><text:span text:style-name="T23">6</text:span><text:span text:style-name="T17"> <text:s text:c="6"/></text:span></text:p>
            <text:p text:style-name="P5"><text:span text:style-name="T17"><text:s text:c="3"/></text:span><text:span text:style-name="T19">//fim enquanto</text:span></text:p>
            <text:p text:style-name="P5"><text:span text:style-name="T17">7 <text:s/>a[i+1] = </text:span><text:span text:style-name="T20">chave <text:s text:c="21"/>c</text:span><text:span text:style-name="T25">7</text:span><text:span text:style-name="T20"> <text:s text:c="6"/>n-1</text:span></text:p>
          </draw:text-box>
        </draw:frame>
        <draw:frame draw:style-name="gr14" draw:layer="layout" svg:width="2.403cm" svg:height="1.337cm" svg:x="24.407cm" svg:y="12.9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3.88cm" svg:height="1.349cm" svg:x="23.508cm" svg:y="14.2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3.88cm" svg:height="1.349cm" svg:x="23.508cm" svg:y="15.60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draw:style-name="gr15" draw:text-style-name="P12" draw:layer="layout" svg:width="25.442cm" svg:height="14.124cm" svg:x="1.358cm" svg:y="4.338cm">
          <draw:text-box>
            <text:list text:style-name="L2">
              <text:list-item>
                <text:p text:style-name="P12"><text:span text:style-name="T26">O tempo de execução </text:span><text:span text:style-name="T27">T</text:span><text:span text:style-name="T28">(</text:span><text:span text:style-name="T27">n</text:span><text:span text:style-name="T28">)</text:span><text:span text:style-name="T29"> </text:span><text:span text:style-name="T26">do algoritmo <text:s/>é a </text:span><text:span text:style-name="T30">soma total do produto do custo e do número de vezes ao longo da coluna. Logo,</text:span></text:p>
              </text:list-item>
            </text:list>
            <text:p text:style-name="P13"><text:span text:style-name="T31"/></text:p>
            <text:p text:style-name="P13"><text:span text:style-name="T32"><text:s text:c="6"/></text:span><text:span text:style-name="T32">T</text:span><text:span text:style-name="T33">(</text:span><text:span text:style-name="T32">n</text:span><text:span text:style-name="T33">) = </text:span><text:span text:style-name="T32">c</text:span><text:span text:style-name="T34">1</text:span><text:span text:style-name="T32">n </text:span><text:span text:style-name="T33">+ </text:span><text:span text:style-name="T32">c</text:span><text:span text:style-name="T34">2</text:span><text:span text:style-name="T33">(</text:span><text:span text:style-name="T32">n -</text:span><text:span text:style-name="T35"> </text:span><text:span text:style-name="T33">1) + </text:span><text:span text:style-name="T32">c</text:span><text:span text:style-name="T34">3</text:span><text:span text:style-name="T33">(</text:span><text:span text:style-name="T32">n -</text:span><text:span text:style-name="T35"> </text:span><text:span text:style-name="T33">1) + </text:span><text:span text:style-name="T32">c</text:span><text:span text:style-name="T34">4</text:span></text:p>
            <text:p text:style-name="P13"><text:span text:style-name="T33"><text:s text:c="11"/></text:span><text:span text:style-name="T33">+</text:span><text:span text:style-name="T32">c</text:span><text:span text:style-name="T34">5</text:span></text:p>
            <text:p text:style-name="P13"><text:span text:style-name="T32"/></text:p>
            <text:p text:style-name="P13"><text:span text:style-name="T32"><text:s text:c="11"/></text:span><text:span text:style-name="T33">+</text:span><text:span text:style-name="T32">c</text:span><text:span text:style-name="T34">6</text:span></text:p>
            <text:p text:style-name="P13"><text:span text:style-name="T33"><text:s text:c="11"/></text:span><text:span text:style-name="T33">+</text:span><text:span text:style-name="T32">c</text:span><text:span text:style-name="T34">7</text:span><text:span text:style-name="T32">(n-1)</text:span></text:p>
            <text:p text:style-name="P13"><text:span text:style-name="T32"/></text:p>
            <text:p text:style-name="P14"><text:span text:style-name="T36">Note que mesmo para entradas </text:span><text:span text:style-name="T37">com mesmo tamanho</text:span></text:p>
            <text:p text:style-name="P14"><text:span text:style-name="T37">(mesmo valor de </text:span><text:span text:style-name="T38">n</text:span><text:span text:style-name="T37">), o tempo de execução do algoritmo</text:span></text:p>
            <text:p text:style-name="P14"><text:span text:style-name="T37">depende de qual entrada é dada (depende dos </text:span><text:span text:style-name="T38">t</text:span><text:span text:style-name="T39">j</text:span><text:span text:style-name="T40"> </text:span><text:span text:style-name="T37">).</text:span></text:p>
          </draw:text-box>
        </draw:frame>
        <draw:frame draw:style-name="gr14" draw:layer="layout" svg:width="2.408cm" svg:height="1.337cm" svg:x="22.208cm" svg:y="8.80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layer="layout" svg:width="3.876cm" svg:height="1.35cm" svg:x="8.508cm" svg:y="10.00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4" draw:layer="layout" svg:width="3.876cm" svg:height="1.35cm" svg:x="8.308cm" svg:y="11.90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presentation:style-name="pr9" draw:text-style-name="P5" draw:layer="layout" svg:width="25.442cm" svg:height="14.662cm" svg:x="1.228cm" svg:y="5.023cm" presentation:class="outline" presentation:user-transformed="true">
          <draw:text-box>
            <text:list text:style-name="L2">
              <text:list-item>
                <text:p text:style-name="P1">Melhor caso:</text:p>
                <text:list>
                  <text:list-item>
                    <text:p text:style-name="P12"><text:span text:style-name="T41">O vetor </text:span><text:span text:style-name="T42">a</text:span><text:span text:style-name="T43"> </text:span><text:span text:style-name="T41">já est</text:span><text:span text:style-name="T44">á </text:span><text:span text:style-name="T45">ordenado</text:span><text:span text:style-name="T44">. Para </text:span><text:span text:style-name="T46">j </text:span><text:span text:style-name="T47">= 2,...,</text:span><text:span text:style-name="T46">n </text:span><text:span text:style-name="T44">temos <text:s/></text:span><text:span text:style-name="T48">a</text:span><text:span text:style-name="T47">[</text:span><text:span text:style-name="T46">i</text:span><text:span text:style-name="T47">]</text:span><text:span text:style-name="T49">≤ </text:span><text:span text:style-name="T50">chave</text:span><text:span text:style-name="T51"> </text:span><text:span text:style-name="T44">na linha 5 quando </text:span><text:span text:style-name="T46">i </text:span><text:span text:style-name="T47">= </text:span><text:span text:style-name="T46">j-</text:span><text:span text:style-name="T47">1</text:span><text:span text:style-name="T44">. Assim, </text:span><text:span text:style-name="T46">t</text:span><text:span text:style-name="T52">j</text:span><text:span text:style-name="T47">=1 </text:span><text:span text:style-name="T44">para <text:s/></text:span><text:span text:style-name="T44"><text:line-break/></text:span><text:span text:style-name="T46">j </text:span><text:span text:style-name="T47">= 2,...,</text:span><text:span text:style-name="T46">n</text:span><text:span text:style-name="T44">. <text:s/>Logo:</text:span></text:p>
                  </text:list-item>
                </text:list>
              </text:list-item>
            </text:list>
            <text:p text:style-name="P13"><text:span text:style-name="T53"><text:s text:c="5"/></text:span><text:span text:style-name="T53">T</text:span><text:span text:style-name="T54">(</text:span><text:span text:style-name="T53">n</text:span><text:span text:style-name="T54">) = </text:span><text:span text:style-name="T53">c</text:span><text:span text:style-name="T55">1</text:span><text:span text:style-name="T53">n</text:span><text:span text:style-name="T54">+</text:span><text:span text:style-name="T53">c</text:span><text:span text:style-name="T55">2</text:span><text:span text:style-name="T54">(</text:span><text:span text:style-name="T53">n-</text:span><text:span text:style-name="T54">1)+</text:span><text:span text:style-name="T53">c</text:span><text:span text:style-name="T55">3</text:span><text:span text:style-name="T54">(</text:span><text:span text:style-name="T53">n-</text:span><text:span text:style-name="T54">1)+</text:span><text:span text:style-name="T53">c</text:span><text:span text:style-name="T55">4</text:span><text:span text:style-name="T54">(</text:span><text:span text:style-name="T53">n-</text:span><text:span text:style-name="T54">1)+</text:span><text:span text:style-name="T53">c</text:span><text:span text:style-name="T55">7</text:span><text:span text:style-name="T54">(</text:span><text:span text:style-name="T53">n-</text:span><text:span text:style-name="T54">1)</text:span></text:p>
            <text:p text:style-name="P13"><text:span text:style-name="T54"><text:s text:c="10"/></text:span><text:span text:style-name="T54">= (</text:span><text:span text:style-name="T53">c</text:span><text:span text:style-name="T55">1</text:span><text:span text:style-name="T54">+</text:span><text:span text:style-name="T53">c</text:span><text:span text:style-name="T55">2</text:span><text:span text:style-name="T54">+</text:span><text:span text:style-name="T53">c</text:span><text:span text:style-name="T55">3</text:span><text:span text:style-name="T54">+</text:span><text:span text:style-name="T53">c</text:span><text:span text:style-name="T55">4</text:span><text:span text:style-name="T54">+</text:span><text:span text:style-name="T53">c</text:span><text:span text:style-name="T55">7</text:span><text:span text:style-name="T54">)</text:span><text:span text:style-name="T53">n -</text:span><text:span text:style-name="T56"> </text:span><text:span text:style-name="T54">(</text:span><text:span text:style-name="T53">c</text:span><text:span text:style-name="T55">2</text:span><text:span text:style-name="T54">+</text:span><text:span text:style-name="T53">c</text:span><text:span text:style-name="T55">3</text:span><text:span text:style-name="T54">+</text:span><text:span text:style-name="T53">c</text:span><text:span text:style-name="T55">4</text:span><text:span text:style-name="T54">+</text:span><text:span text:style-name="T53">c</text:span><text:span text:style-name="T55">7</text:span><text:span text:style-name="T54">)</text:span></text:p>
            <text:p text:style-name="P13"><text:span text:style-name="T57"/></text:p>
            <text:p text:style-name="P14"><text:span text:style-name="T36">Este tempo de execução é da forma </text:span><text:span text:style-name="T58">an</text:span><text:span text:style-name="T59">+</text:span><text:span text:style-name="T58">b</text:span><text:span text:style-name="T60"> </text:span><text:span text:style-name="T36">para constantes </text:span><text:span text:style-name="T61">a</text:span><text:span text:style-name="T62"> </text:span><text:span text:style-name="T36">e </text:span><text:span text:style-name="T61">b</text:span><text:span text:style-name="T62"> </text:span><text:span text:style-name="T36">que dependem apenas dos </text:span><text:span text:style-name="T63">c</text:span><text:span text:style-name="T64">i</text:span><text:span text:style-name="T36">; esta é <text:s/>uma </text:span><text:span text:style-name="T65">função linear</text:span><text:span text:style-name="T66"> </text:span><text:span text:style-name="T36">em </text:span><text:span text:style-name="T67">n</text:span><text:span text:style-name="T36">, </text:span><text:span text:style-name="T68">i.e.</text:span><text:span text:style-name="T36">, <text:s/></text:span><text:span text:style-name="T69">Ω</text:span><text:span text:style-name="T68">(n)</text:span><text:span text:style-name="T3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presentation:style-name="pr10" draw:text-style-name="P5" draw:layer="layout" svg:width="25.442cm" svg:height="14.162cm" svg:x="1.905cm" svg:y="5.08cm" presentation:class="outline" presentation:user-transformed="true">
          <draw:text-box>
            <text:list text:style-name="L2">
              <text:list-item>
                <text:p text:style-name="P1">Pior Caso:</text:p>
                <text:list>
                  <text:list-item>
                    <text:p text:style-name="P12"><text:span text:style-name="T44">Quando o vetor </text:span><text:span text:style-name="T45">a</text:span><text:span text:style-name="T46"> </text:span><text:span text:style-name="T44">está em ordem decrescente, ocorre o pior caso para o algoritmo. Para inserir a </text:span><text:span text:style-name="T50">chave</text:span><text:span text:style-name="T51"> <text:s/></text:span><text:span text:style-name="T44">em </text:span><text:span text:style-name="T44"><text:line-break/></text:span><text:span text:style-name="T48">a</text:span><text:span text:style-name="T70">[1...</text:span><text:span text:style-name="T71"> j-</text:span><text:span text:style-name="T70">1]</text:span><text:span text:style-name="T44">, temos que compará-la com todos os <text:s/>elementos neste subvetor. Assim, </text:span><text:span text:style-name="T71">t</text:span><text:span text:style-name="T72">j</text:span><text:span text:style-name="T73"> </text:span><text:span text:style-name="T70">= </text:span><text:span text:style-name="T71">j</text:span><text:span text:style-name="T46"> </text:span><text:span text:style-name="T44">para </text:span><text:span text:style-name="T71">j </text:span><text:span text:style-name="T70">= 2,...,</text:span><text:span text:style-name="T71">n</text:span><text:span text:style-name="T44">.</text:span></text:p>
                  </text:list-item>
                </text:list>
              </text:list-item>
              <text:list-item>
                <text:p text:style-name="P12"><text:span text:style-name="T44">Lembre-se que:</text:span></text:p>
              </text:list-item>
            </text:list>
            <text:p text:style-name="P13"><text:span text:style-name="T74"/></text:p>
            <text:p text:style-name="P13"><text:span text:style-name="T74"/></text:p>
            <text:p text:style-name="P13"><text:span text:style-name="T44">e</text:span></text:p>
          </draw:text-box>
        </draw:frame>
        <draw:frame draw:style-name="gr14" draw:layer="layout" svg:width="8.058cm" svg:height="2.207cm" svg:x="10.154cm" svg:y="13.24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4" draw:layer="layout" svg:width="8.696cm" svg:height="2.226cm" svg:x="10.154cm" svg:y="16.2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insertion sort, </text:span><text:span text:style-name="T16">bolha, seleção</text:span></text:p>
              </text:list-header>
            </text:list>
          </draw:text-box>
        </draw:frame>
        <draw:frame presentation:style-name="pr11" draw:text-style-name="P5" draw:layer="layout" svg:width="25.442cm" svg:height="15.879cm" svg:x="1.758cm" svg:y="4.039cm" presentation:class="outline" presentation:user-transformed="true">
          <draw:text-box>
            <text:list text:style-name="L2">
              <text:list-item>
                <text:p text:style-name="P1">Pior caso:</text:p>
              </text:list-item>
            </text:list>
            <text:p text:style-name="P15"><text:span text:style-name="T53"><text:s text:c="3"/></text:span><text:span text:style-name="T53">T</text:span><text:span text:style-name="T54">(</text:span><text:span text:style-name="T53">n</text:span><text:span text:style-name="T54">) = <text:s/></text:span><text:span text:style-name="T53">c</text:span><text:span text:style-name="T55">1</text:span><text:span text:style-name="T53">n</text:span><text:span text:style-name="T54">+</text:span><text:span text:style-name="T53">c</text:span><text:span text:style-name="T55">2</text:span><text:span text:style-name="T54">(</text:span><text:span text:style-name="T53">n-</text:span><text:span text:style-name="T54">1)+</text:span><text:span text:style-name="T53">c</text:span><text:span text:style-name="T55">3</text:span><text:span text:style-name="T54">(</text:span><text:span text:style-name="T53">n-</text:span><text:span text:style-name="T54">1)</text:span></text:p>
            <text:p text:style-name="P15"><text:span text:style-name="T54"><text:s text:c="9"/></text:span><text:span text:style-name="T54">+ </text:span><text:span text:style-name="T53">c</text:span><text:span text:style-name="T55">4</text:span><text:span text:style-name="T54">(n(</text:span><text:span text:style-name="T53">n+</text:span><text:span text:style-name="T54">1)/2–1)+</text:span><text:span text:style-name="T53">c</text:span><text:span text:style-name="T55">5</text:span><text:span text:style-name="T54">(</text:span><text:span text:style-name="T53">n(n-</text:span><text:span text:style-name="T54">1)/2)</text:span></text:p>
            <text:p text:style-name="P15"><text:span text:style-name="T54"><text:s text:c="9"/></text:span><text:span text:style-name="T54">+ </text:span><text:span text:style-name="T53">c</text:span><text:span text:style-name="T55">6</text:span><text:span text:style-name="T54">(</text:span><text:span text:style-name="T53">n(n-</text:span><text:span text:style-name="T54">1)/2)+</text:span><text:span text:style-name="T53">c</text:span><text:span text:style-name="T55">7</text:span><text:span text:style-name="T54">(</text:span><text:span text:style-name="T53">n-</text:span><text:span text:style-name="T54">1)</text:span></text:p>
            <text:p text:style-name="P15"><text:span text:style-name="T54"><text:s text:c="8"/></text:span><text:span text:style-name="T54">= <text:s/>(</text:span><text:span text:style-name="T53">c</text:span><text:span text:style-name="T55">4</text:span><text:span text:style-name="T54">/2+</text:span><text:span text:style-name="T53">c</text:span><text:span text:style-name="T55">5</text:span><text:span text:style-name="T54">/2+</text:span><text:span text:style-name="T53">c</text:span><text:span text:style-name="T55">6</text:span><text:span text:style-name="T54">/2)</text:span><text:span text:style-name="T53">n</text:span><text:span text:style-name="T75">2</text:span><text:span text:style-name="T53"> </text:span></text:p>
            <text:p text:style-name="P15"><text:span text:style-name="T53"><text:s text:c="11"/></text:span><text:span text:style-name="T53">+</text:span><text:span text:style-name="T54">(</text:span><text:span text:style-name="T53">c</text:span><text:span text:style-name="T55">1</text:span><text:span text:style-name="T54">+</text:span><text:span text:style-name="T53">c</text:span><text:span text:style-name="T55">2</text:span><text:span text:style-name="T54">+</text:span><text:span text:style-name="T53">c</text:span><text:span text:style-name="T55">3</text:span><text:span text:style-name="T54">+</text:span><text:span text:style-name="T53">c</text:span><text:span text:style-name="T55">4</text:span><text:span text:style-name="T54">/2+</text:span><text:span text:style-name="T53">c</text:span><text:span text:style-name="T55">5</text:span><text:span text:style-name="T54">/2+</text:span><text:span text:style-name="T53">c</text:span><text:span text:style-name="T55">6</text:span><text:span text:style-name="T54">/2+</text:span><text:span text:style-name="T53">c</text:span><text:span text:style-name="T55">7</text:span><text:span text:style-name="T54">)n</text:span></text:p>
            <text:p text:style-name="P15"><text:span text:style-name="T54"><text:s text:c="11"/></text:span><text:span text:style-name="T54">-(</text:span><text:span text:style-name="T53">c</text:span><text:span text:style-name="T55">2</text:span><text:span text:style-name="T54">+</text:span><text:span text:style-name="T53">c</text:span><text:span text:style-name="T55">3</text:span><text:span text:style-name="T54">+</text:span><text:span text:style-name="T53">c</text:span><text:span text:style-name="T55">4</text:span><text:span text:style-name="T54">+</text:span><text:span text:style-name="T53">c</text:span><text:span text:style-name="T55">7</text:span><text:span text:style-name="T54">)</text:span></text:p>
            <text:p text:style-name="P13"><text:span text:style-name="T44"/></text:p>
            <text:p text:style-name="P13"><text:span text:style-name="T44">O tempo de execução no pior caso é da forma </text:span><text:span text:style-name="T71">an</text:span><text:span text:style-name="T76">2</text:span><text:span text:style-name="T77"> </text:span><text:span text:style-name="T70">+ </text:span><text:span text:style-name="T71">bn </text:span><text:span text:style-name="T70">+ </text:span><text:span text:style-name="T71">c </text:span><text:span text:style-name="T44">onde </text:span><text:span text:style-name="T71">a</text:span><text:span text:style-name="T46">, </text:span><text:span text:style-name="T71">b</text:span><text:span text:style-name="T46"> e </text:span><text:span text:style-name="T71">c</text:span><text:span text:style-name="T46"> </text:span><text:span text:style-name="T44">são constantes que dependem apenas dos </text:span><text:span text:style-name="T71">c</text:span><text:span text:style-name="T72">i</text:span><text:span text:style-name="T44">; esta é uma função quadrática em </text:span><text:span text:style-name="T71">n, i.e.,</text:span><text:span text:style-name="T78"> </text:span><text:span text:style-name="T71">O(</text:span><text:span text:style-name="T79">n</text:span><text:span text:style-name="T80">2</text:span><text:span text:style-name="T7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</text:span><text:span text:style-name="T16">insertion sort, </text:span><text:span text:style-name="T81">bolha</text:span><text:span text:style-name="T16">, seleção</text:span></text:p>
              </text:list-header>
            </text:list>
          </draw:text-box>
        </draw:frame>
        <draw:frame draw:style-name="gr16" draw:text-style-name="P17" draw:layer="layout" svg:width="24.13cm" svg:height="12.744cm" svg:x="2.27cm" svg:y="7.122cm">
          <draw:text-box>
            <text:p text:style-name="P16"><text:span text:style-name="T82"/></text:p>
            <text:p text:style-name="P16"><text:span text:style-name="T83">1</text:span><text:span text:style-name="T83"><text:tab/></text:span><text:span text:style-name="T83"> bubbleSort(v: lista de items a ordenar)</text:span></text:p>
            <text:p text:style-name="P16"><text:span text:style-name="T83">2 </text:span><text:span text:style-name="T83"><text:tab/></text:span><text:span text:style-name="T83"><text:tab/></text:span><text:span text:style-name="T84">faça</text:span></text:p>
            <text:p text:style-name="P16"><text:span text:style-name="T83">3</text:span><text:span text:style-name="T83"><text:tab/></text:span><text:span text:style-name="T83"><text:tab/></text:span><text:span text:style-name="T83"><text:tab/></text:span><text:span text:style-name="T83">trocou = falso</text:span></text:p>
            <text:p text:style-name="P16"><text:span text:style-name="T83">4</text:span><text:span text:style-name="T83"><text:tab/></text:span><text:span text:style-name="T83"><text:tab/></text:span><text:span text:style-name="T83"><text:tab/></text:span><text:span text:style-name="T84">para</text:span><text:span text:style-name="T83"> cada i de 1 até n </text:span><text:span text:style-name="T84">faça</text:span></text:p>
            <text:p text:style-name="P16"><text:span text:style-name="T83">5 <text:s text:c="5"/></text:span><text:span text:style-name="T83"><text:tab/></text:span><text:span text:style-name="T83"><text:tab/></text:span><text:span text:style-name="T84">se</text:span><text:span text:style-name="T83"> A[i-1] &gt; A[i] </text:span><text:span text:style-name="T84">então</text:span></text:p>
            <text:p text:style-name="P16"><text:span text:style-name="T83">6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trocar(A[i-1], A[i])</text:span></text:p>
            <text:p text:style-name="P16"><text:span text:style-name="T83">7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trocou = verdadeiro</text:span></text:p>
            <text:p text:style-name="P16"><text:span text:style-name="T83">8</text:span><text:span text:style-name="T83"><text:tab/></text:span><text:span text:style-name="T83"><text:tab/></text:span><text:span text:style-name="T83"><text:tab/></text:span><text:span text:style-name="T83"><text:tab/></text:span><text:span text:style-name="T83">fim se</text:span></text:p>
            <text:p text:style-name="P16"><text:span text:style-name="T83">9</text:span><text:span text:style-name="T83"><text:tab/></text:span><text:span text:style-name="T83"><text:tab/></text:span><text:span text:style-name="T83"><text:tab/></text:span><text:span text:style-name="T83">fim para</text:span></text:p>
            <text:p text:style-name="P16"><text:span text:style-name="T85">10</text:span><text:span text:style-name="T84"><text:tab/></text:span><text:span text:style-name="T84"><text:tab/></text:span><text:span text:style-name="T84">enquanto</text:span><text:span text:style-name="T83"> trocou=verdadeiro</text:span></text:p>
            <text:p text:style-name="P16"><text:span text:style-name="T83">11 fim</text:span></text:p>
            <text:p text:style-name="P16"><text:span text:style-name="T82"/></text:p>
          </draw:text-box>
        </draw:frame>
        <draw:frame presentation:style-name="pr12" draw:layer="layout" svg:width="25.565cm" svg:height="2.51cm" svg:x="1.793cm" svg:y="4.883cm">
          <draw:text-box>
            <text:list text:style-name="L2">
              <text:list-item>
                <text:p><text:span text:style-name="T13">Ordenação por bolha</text:span><text:span text:style-name="T11">: comparar cada par de itens adjacentes e trocá-los caso a ordem estiver errada.</text:span></text:p>
              </text:list-item>
            </text:list>
          </draw:text-box>
        </draw:frame>
        <draw:frame draw:style-name="gr17" draw:layer="layout" svg:width="11.454cm" svg:height="1.673cm" svg:x="8.866cm" svg:y="20.037cm">
          <draw:text-box>
            <text:p>http://en.wikipedia.org/wiki/Bubble_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9cm" svg:height="1.267cm" svg:x="3.017cm" svg:y="1.905cm">
          <draw:text-box>
            <text:list text:style-name="L1">
              <text:list-header>
                <text:p><text:span text:style-name="T12">Complexidade quadrática: </text:span><text:span text:style-name="T16">insertion sort,</text:span><text:span text:style-name="T12"> </text:span><text:span text:style-name="T81">bolha</text:span><text:span text:style-name="T16">, seleção</text:span></text:p>
              </text:list-header>
            </text:list>
          </draw:text-box>
        </draw:frame>
        <draw:frame presentation:style-name="pr8" draw:text-style-name="P18" draw:layer="layout" svg:width="25.199cm" svg:height="14.804cm" svg:x="1.472cm" svg:y="4.38cm" presentation:class="outline" presentation:user-transformed="true">
          <draw:text-box>
            <text:list text:style-name="L2">
              <text:list-item>
                <text:p><text:span text:style-name="T86">Exercício: </text:span></text:p>
                <text:list>
                  <text:list-item>
                    <text:p><text:span text:style-name="T86">Implemente o algoritmo bubbleSort usando vetores como entrada;</text:span></text:p>
                    <text:list>
                      <text:list-item>
                        <text:p><text:span text:style-name="T86">Use a função rand() da biblioteca stdlib.h para gerar números aleatórios;</text:span></text:p>
                      </text:list-item>
                      <text:list-item>
                        <text:p><text:span text:style-name="T86">Use a função time da biblioteca time.h e calcule o tempo (em segundos) que o algoritmo requer.</text:span></text:p>
                      </text:list-item>
                    </text:list>
                  </text:list-item>
                  <text:list-item>
                    <text:p><text:span text:style-name="T86">Implemente o algoritmo bubbleSort usando listas;</text:span></text:p>
                  </text:list-item>
                  <text:list-item>
                    <text:p><text:span text:style-name="T86">Calcule a complexidade para o melhor e pior ca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</text:span><text:span text:style-name="T16">insertion sort, bolha, </text:span><text:span text:style-name="T81">seleção</text:span></text:p>
              </text:list-header>
            </text:list>
          </draw:text-box>
        </draw:frame>
        <draw:frame presentation:style-name="pr12" draw:layer="layout" svg:width="25.565cm" svg:height="9.525cm" svg:x="1.793cm" svg:y="4.883cm">
          <draw:text-box>
            <text:list text:style-name="L2">
              <text:list-item>
                <text:p><text:span text:style-name="T13">Ordenação por seleção</text:span><text:span text:style-name="T11">: </text:span></text:p>
                <text:p><text:span text:style-name="T11"/></text:p>
                <text:p><text:span text:style-name="T11">1) procurar o menor valor na lista a ordenar</text:span></text:p>
                <text:p><text:span text:style-name="T11">2) trocar com o valor na primeira posição da lista</text:span></text:p>
                <text:p><text:span text:style-name="T11">3) repetir os passos acima para o restante dos valores na lista, iniciando na segunda posição. </text:span></text:p>
              </text:list-item>
            </text:list>
          </draw:text-box>
        </draw:frame>
        <draw:frame draw:style-name="gr17" draw:layer="layout" svg:width="12.724cm" svg:height="0.963cm" svg:x="8.866cm" svg:y="20.037cm">
          <draw:text-box>
            <text:p>http://en.wikipedia.org/wiki/Selection_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SlidesUFFS" presentation:presentation-page-layout-name="AL1T1">
        <draw:frame presentation:style-name="pr5" draw:layer="layout" svg:width="25.199cm" svg:height="1.72cm" svg:x="1.4cm" svg:y="0.211cm" presentation:class="title">
          <draw:text-box>
            <text:p>Métodos de Ordenação</text:p>
          </draw:text-box>
        </draw:frame>
        <draw:frame draw:style-name="gr2" draw:text-style-name="P10" draw:layer="layout" svg:width="22.608cm" svg:height="1.267cm" svg:x="3.017cm" svg:y="1.905cm">
          <draw:text-box>
            <text:list text:style-name="L1">
              <text:list-header>
                <text:p><text:span text:style-name="T12">Complexidade quadrática: </text:span><text:span text:style-name="T16">insertion sort, bolha, </text:span><text:span text:style-name="T81">seleção</text:span></text:p>
              </text:list-header>
            </text:list>
          </draw:text-box>
        </draw:frame>
        <draw:frame draw:style-name="gr16" draw:text-style-name="P17" draw:layer="layout" svg:width="24.13cm" svg:height="13.626cm" svg:x="2.57cm" svg:y="6.722cm">
          <draw:text-box>
            <text:p text:style-name="P16"><text:span text:style-name="T82"/></text:p>
            <text:p text:style-name="P16"><text:span text:style-name="T87">1</text:span><text:span text:style-name="T87"><text:tab/></text:span><text:span text:style-name="T87"> selectionSort(v: lista de itens a ordenar)</text:span></text:p>
            <text:p text:style-name="P16"><text:span text:style-name="T87">2</text:span><text:span text:style-name="T87"><text:tab/></text:span><text:span text:style-name="T87"><text:tab/></text:span><text:span text:style-name="T88">Para</text:span><text:span text:style-name="T87"> i de 0 até n-1</text:span></text:p>
            <text:p text:style-name="P16"><text:span text:style-name="T87">3</text:span><text:span text:style-name="T87"><text:tab/></text:span><text:span text:style-name="T87"><text:tab/></text:span><text:span text:style-name="T87"> <text:s text:c="2"/>menor = i;</text:span></text:p>
            <text:p text:style-name="P16"><text:span text:style-name="T87">4</text:span><text:span text:style-name="T87"><text:tab/></text:span><text:span text:style-name="T87"><text:tab/></text:span><text:span text:style-name="T87"><text:tab/></text:span><text:span text:style-name="T88">Para</text:span><text:span text:style-name="T87"> j de i + 1 até n </text:span><text:span text:style-name="T88">faça</text:span></text:p>
            <text:p text:style-name="P16"><text:span text:style-name="T87">5</text:span><text:span text:style-name="T87"><text:tab/></text:span><text:span text:style-name="T87"><text:tab/></text:span><text:span text:style-name="T87"><text:tab/></text:span><text:span text:style-name="T87"><text:tab/></text:span><text:span text:style-name="T88">Se</text:span><text:span text:style-name="T87"> v[j] &lt; v[menor]</text:span></text:p>
            <text:p text:style-name="P16"><text:span text:style-name="T87">6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menor = j;</text:span></text:p>
            <text:p text:style-name="P16"><text:span text:style-name="T87">7</text:span><text:span text:style-name="T87"><text:tab/></text:span><text:span text:style-name="T87"><text:tab/></text:span><text:span text:style-name="T87"><text:tab/></text:span><text:span text:style-name="T87"><text:tab/></text:span><text:span text:style-name="T87">Fim se</text:span></text:p>
            <text:p text:style-name="P16"><text:span text:style-name="T87">8</text:span><text:span text:style-name="T87"><text:tab/></text:span><text:span text:style-name="T87"><text:tab/></text:span><text:span text:style-name="T87"><text:tab/></text:span><text:span text:style-name="T87">Fim Para</text:span></text:p>
            <text:p text:style-name="P16"><text:span text:style-name="T87">9</text:span><text:span text:style-name="T87"><text:tab/></text:span><text:span text:style-name="T87"><text:tab/></text:span><text:span text:style-name="T87"><text:tab/></text:span><text:span text:style-name="T88">Se</text:span><text:span text:style-name="T87"> i != menor</text:span></text:p>
            <text:p text:style-name="P16"><text:span text:style-name="T87">10</text:span><text:span text:style-name="T87"><text:tab/></text:span><text:span text:style-name="T87"><text:tab/></text:span><text:span text:style-name="T87"><text:tab/></text:span><text:span text:style-name="T87"><text:tab/></text:span><text:span text:style-name="T87">trocar(v[i], v[menor])</text:span></text:p>
            <text:p text:style-name="P16"><text:span text:style-name="T87">11</text:span><text:span text:style-name="T87"><text:tab/></text:span><text:span text:style-name="T87"><text:tab/></text:span><text:span text:style-name="T87"><text:tab/></text:span><text:span text:style-name="T87">Fim se</text:span></text:p>
            <text:p text:style-name="P16"><text:span text:style-name="T87">12</text:span><text:span text:style-name="T87"><text:tab/></text:span><text:span text:style-name="T87"><text:tab/></text:span><text:span text:style-name="T87">Fim para</text:span></text:p>
            <text:p text:style-name="P16"><text:span text:style-name="T87">13</text:span><text:span text:style-name="T87"><text:tab/></text:span><text:span text:style-name="T87">Fim</text:span></text:p>
            <text:p text:style-name="P16"><text:span text:style-name="T82"/></text:p>
          </draw:text-box>
        </draw:frame>
        <draw:frame presentation:style-name="pr12" draw:layer="layout" svg:width="25.565cm" svg:height="2.51cm" svg:x="1.793cm" svg:y="4.883cm">
          <draw:text-box>
            <text:list text:style-name="L2">
              <text:list-item>
                <text:p><text:span text:style-name="T13">Ordenação por seleção</text:span><text:span text:style-name="T11">: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3" svg:font-family="Symbol" style:font-charset="x-symbol"/>
    <style:font-face style:name="Symbol1" svg:font-family="Symbol" style:font-adornments="Regular" style:font-charset="x-symbol"/>
    <style:font-face style:name="Andale Sans UI3" svg:font-family="'Andale Sans UI'" style:font-pitch="variable" style:font-charset="x-symbol"/>
    <style:font-face style:name="Arial8" svg:font-family="Arial" style:font-pitch="variable" style:font-charset="x-symbol"/>
    <style:font-face style:name="DejaVu Sans2" svg:font-family="'DejaVu Sans'" style:font-pitch="variable" style:font-charset="x-symbol"/>
    <style:font-face style:name="Symbol2" svg:font-family="Symbol" style:font-pitch="variable" style:font-charset="x-symbol"/>
    <style:font-face style:name="Symbol" svg:font-family="Symbol" style:font-adornments="Regular" style:font-pitch="variable" style:font-charset="x-symbol"/>
    <style:font-face style:name="Tahoma3" svg:font-family="Tahoma" style:font-pitch="variable" style:font-charset="x-symbol"/>
    <style:font-face style:name="Thorndale6" svg:font-family="Thorndale" style:font-adornments="Regular" style:font-pitch="variable" style:font-charset="x-symbol"/>
    <style:font-face style:name="Arial7" svg:font-family="Arial" style:font-family-generic="roman" style:font-pitch="variable" style:font-charset="x-symbol"/>
    <style:font-face style:name="Thorndale5" svg:font-family="Thorndale" style:font-adornments="Regular" style:font-family-generic="roman" style:font-pitch="variable" style:font-charset="x-symbol"/>
    <style:font-face style:name="Andale Sans UI2" svg:font-family="'Andale Sans UI'" style:font-family-generic="system" style:font-pitch="variable" style:font-charset="x-symbol"/>
    <style:font-face style:name="DejaVu Sans1" svg:font-family="'DejaVu San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MMI121" svg:font-family="CMMI12"/>
    <style:font-face style:name="CMMI91" svg:font-family="CMMI9"/>
    <style:font-face style:name="CMR121" svg:font-family="CMR12"/>
    <style:font-face style:name="CMR91" svg:font-family="CMR9"/>
    <style:font-face style:name="CMSY101" svg:font-family="CMSY10"/>
    <style:font-face style:name="CMTI121" svg:font-family="CMTI12"/>
    <style:font-face style:name="Thorndale4" svg:font-family="Thorndale" style:font-family-generic="roman"/>
    <style:font-face style:name="Thorndale3" svg:font-family="Thorndale" style:font-adornments="Regular" style:font-family-generic="roman"/>
    <style:font-face style:name="Arial11" svg:font-family="Arial" style:font-family-generic="swiss"/>
    <style:font-face style:name="Arial10" svg:font-family="Arial" style:font-adornments="Regular" style:font-family-generic="swiss"/>
    <style:font-face style:name="Courier 10 Pitch1" svg:font-family="'Courier 10 Pitch'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Courier New4" svg:font-family="'Courier New'" style:font-adornments="Normal" style:font-family-generic="modern" style:font-pitch="fixed"/>
    <style:font-face style:name="Courier New3" svg:font-family="'Courier New'" style:font-adornments="Regular" style:font-family-generic="modern" style:font-pitch="fixed"/>
    <style:font-face style:name="Andale Sans UI4" svg:font-family="'Andale Sans UI'" style:font-pitch="variable"/>
    <style:font-face style:name="Arial5" svg:font-family="Arial" style:font-pitch="variable"/>
    <style:font-face style:name="CMMI12" svg:font-family="CMMI12" style:font-pitch="variable"/>
    <style:font-face style:name="CMMI9" svg:font-family="CMMI9" style:font-pitch="variable"/>
    <style:font-face style:name="CMR12" svg:font-family="CMR12" style:font-pitch="variable"/>
    <style:font-face style:name="CMR9" svg:font-family="CMR9" style:font-pitch="variable"/>
    <style:font-face style:name="CMSY10" svg:font-family="CMSY10" style:font-pitch="variable"/>
    <style:font-face style:name="CMTI12" svg:font-family="CMTI12" style:font-pitch="variable"/>
    <style:font-face style:name="Courier 10 Pitch" svg:font-family="'Courier 10 Pitch'" style:font-pitch="variable"/>
    <style:font-face style:name="DejaVu Sans4" svg:font-family="'DejaVu Sans'" style:font-pitch="variable"/>
    <style:font-face style:name="Monospace" svg:font-family="Monospace" style:font-pitch="variable"/>
    <style:font-face style:name="Tahoma4" svg:font-family="Tahoma" style:font-pitch="variable"/>
    <style:font-face style:name="Andale Sans UI5" svg:font-family="'Andale Sans UI'" style:font-family-generic="modern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Tahoma5" svg:font-family="Tahoma" style:font-family-generic="modern" style:font-pitch="variable"/>
    <style:font-face style:name="Thorndale7" svg:font-family="Thorndale" style:font-adornments="Regular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Gras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1" svg:font-family="'Andale Sans UI'" style:font-family-generic="swiss" style:font-pitch="variable"/>
    <style:font-face style:name="Arial12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9" svg:font-family="Arial" style:font-adornments="Regular" style:font-family-generic="swiss" style:font-pitch="variable"/>
    <style:font-face style:name="DejaVu Sans3" svg:font-family="'DejaVu Sans'" style:font-family-generic="swiss" style:font-pitch="variable"/>
    <style:font-face style:name="Tahoma1" svg:font-family="Tahoma" style:font-family-generic="swiss" style:font-pitch="variable"/>
    <style:font-face style:name="Thorndale8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SlidesUFFS-background" style:family="presentation">
      <style:graphic-properties draw:stroke="none" draw:fill="none" draw:fill-image-name="greenlines" style:repeat="stretch"/>
    </style:style>
    <style:style style:name="MasterSlidesUFF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MasterSlidesUFFS-notes" style:family="presentation">
      <style:graphic-properties draw:stroke="none" draw:fill="none">
        <text:list-style style:name="MasterSlidesUFF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SlidesUFFS-outline1" style:family="presentation">
      <style:graphic-properties draw:stroke="none" draw:fill="none">
        <text:list-style style:name="MasterSlidesUFFS-outline1">
          <text:list-level-style-bullet text:level="1" text:bullet-char="●">
            <style:list-level-properties text:space-before="0.3cm" text:min-label-width="0.9cm"/>
            <style:text-properties fo:font-family="StarSymbol" fo:color="#008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SlidesUFFS-outline2" style:family="presentation" style:parent-style-name="MasterSlidesUFFS-outline1">
      <style:paragraph-properties fo:margin-left="2.4cm" fo:margin-right="0cm" fo:margin-top="0cm" fo:margin-bottom="0.4cm" fo:text-indent="-0.8cm"/>
      <style:text-properties fo:color="#000000" fo:font-size="32pt" style:font-size-asian="32pt" style:font-size-complex="32pt"/>
    </style:style>
    <style:style style:name="MasterSlidesUFFS-outline3" style:family="presentation" style:parent-style-name="MasterSlidesUFFS-outline2">
      <style:paragraph-properties fo:margin-left="3.6cm" fo:margin-right="0cm" fo:margin-top="0cm" fo:margin-bottom="0.3cm" fo:text-indent="-0.6cm"/>
      <style:text-properties fo:color="#000000" fo:font-size="32pt" style:font-size-asian="32pt" style:font-size-complex="32pt"/>
    </style:style>
    <style:style style:name="MasterSlidesUFFS-outline4" style:family="presentation" style:parent-style-name="MasterSlidesUFFS-outline3">
      <style:paragraph-properties fo:margin-left="4.8cm" fo:margin-right="0cm" fo:margin-top="0cm" fo:margin-bottom="0.2cm" fo:text-indent="-0.6cm"/>
      <style:text-properties fo:color="#000000" fo:font-size="32pt" style:font-size-asian="32pt" style:font-size-complex="32pt"/>
    </style:style>
    <style:style style:name="MasterSlidesUFFS-outline5" style:family="presentation" style:parent-style-name="MasterSlidesUFFS-outline4">
      <style:paragraph-properties fo:margin-left="6cm" fo:margin-right="0cm" fo:margin-top="0cm" fo:margin-bottom="0.1cm" fo:text-indent="-0.6cm"/>
      <style:text-properties fo:color="#000000" fo:font-size="32pt" style:font-size-asian="32pt" style:font-size-complex="32pt"/>
    </style:style>
    <style:style style:name="MasterSlidesUFFS-outline6" style:family="presentation" style:parent-style-name="MasterSlidesUFFS-outline5">
      <style:paragraph-properties fo:margin-left="7.2cm" fo:margin-right="0cm" fo:margin-top="0cm" fo:margin-bottom="0.1cm" fo:text-indent="-0.6cm"/>
      <style:text-properties fo:color="#000000" fo:font-size="32pt" style:font-size-asian="32pt" style:font-size-complex="32pt"/>
    </style:style>
    <style:style style:name="MasterSlidesUFFS-outline7" style:family="presentation" style:parent-style-name="MasterSlidesUFFS-outline6">
      <style:paragraph-properties fo:margin-left="8.4cm" fo:margin-right="0cm" fo:margin-top="0cm" fo:margin-bottom="0.1cm" fo:text-indent="-0.6cm"/>
      <style:text-properties fo:color="#000000" fo:font-size="32pt" style:font-size-asian="32pt" style:font-size-complex="32pt"/>
    </style:style>
    <style:style style:name="MasterSlidesUFFS-outline8" style:family="presentation" style:parent-style-name="MasterSlidesUFFS-outline7">
      <style:paragraph-properties fo:margin-left="9.6cm" fo:margin-right="0cm" fo:margin-top="0cm" fo:margin-bottom="0.1cm" fo:text-indent="-0.6cm"/>
      <style:text-properties fo:color="#000000" fo:font-size="32pt" style:font-size-asian="32pt" style:font-size-complex="32pt"/>
    </style:style>
    <style:style style:name="MasterSlidesUFFS-outline9" style:family="presentation" style:parent-style-name="MasterSlidesUFFS-outline8">
      <style:paragraph-properties fo:margin-left="10.8cm" fo:margin-right="0cm" fo:margin-top="0cm" fo:margin-bottom="0.1cm" fo:text-indent="-0.6cm"/>
      <style:text-properties fo:color="#000000" fo:font-size="32pt" style:font-size-asian="32pt" style:font-size-complex="32pt"/>
    </style:style>
    <style:style style:name="MasterSlidesUFFS-subtitle" style:family="presentation">
      <style:graphic-properties draw:stroke="none" draw:fill="none" draw:textarea-vertical-align="middle">
        <text:list-style style:name="MasterSlidesUFF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SlidesUFFS-title" style:family="presentation">
      <style:graphic-properties draw:stroke="none" draw:fill="none" draw:textarea-vertical-align="middle">
        <text:list-style style:name="MasterSlidesUFF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Arial2" fo:font-family="Arial" style:font-style-name="Normal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rial4" fo:font-family="Arial" style:font-style-name="Gras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name="greenlines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SlidesUFF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SlidesUFF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SlidesUFF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asterSlidesUFFS" style:page-layout-name="PM1" draw:style-name="Mdp1">
      <draw:frame draw:style-name="Mgr3" draw:text-style-name="MP3" draw:layer="backgroundobjects" svg:width="27.999cm" svg:height="21.111cm" svg:x="0.001cm" svg:y="-0.111cm">
        <draw:image xlink:href="Pictures/10000000000004630000031AC7A131D1.png" xlink:type="simple" xlink:show="embed" xlink:actuate="onLoad">
          <text:p/>
        </draw:image>
      </draw:frame>
      <draw:frame presentation:style-name="MasterSlidesUFFS-title" draw:layer="backgroundobjects" svg:width="25.199cm" svg:height="1.668cm" svg:x="1.4cm" svg:y="0.237cm" presentation:class="title" presentation:placeholder="true">
        <draw:text-box/>
      </draw:frame>
      <draw:frame presentation:style-name="MasterSlidesUFFS-outline1" draw:layer="backgroundobjects" svg:width="25.199cm" svg:height="12.18cm" svg:x="1.471cm" svg:y="4.1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asterSlidesUFFS-title" draw:layer="backgroundobjects" svg:width="14.848cm" svg:height="11.136cm" svg:x="3.075cm" svg:y="2.257cm" presentation:class="page"/>
        <draw:frame presentation:style-name="MasterSlidesUFF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3">
      <draw:rect presentation:style-name="Mpr7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 presentation:user-transformed="true">
        <draw:text-box draw:corner-radius="0.001cm"/>
      </draw:frame>
      <draw:frame presentation:style-name="lyt-cool-outline1" draw:layer="backgroundobjects" svg:width="23.911cm" svg:height="12.18cm" svg:x="2.058cm" svg:y="5.838cm" presentation:class="outline" presentation:placeholder="true" presentation:user-transformed="true">
        <draw:text-box draw:corner-radius="0.001cm"/>
      </draw:frame>
      <draw:rect presentation:style-name="Mpr8" draw:text-style-name="MP3" draw:layer="backgroundobjects" svg:width="0.504cm" svg:height="2.551cm" svg:x="0cm" svg:y="0cm">
        <text:p/>
      </draw:rect>
      <draw:rect presentation:style-name="Mpr8" draw:text-style-name="MP3" draw:layer="backgroundobjects" svg:width="0.504cm" svg:height="2.551cm" svg:x="0cm" svg:y="6.615cm">
        <text:p/>
      </draw:rect>
      <draw:rect presentation:style-name="Mpr8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MacOSX_x86 LibreOffice_project/933c0aa564ec4f8883ed5732c866db48dca4dac5</meta:generator>
    <meta:creation-date>2011-04-07T17:08:47</meta:creation-date>
    <dc:language>fi-FI</dc:language>
    <meta:editing-cycles>139</meta:editing-cycles>
    <meta:editing-duration>P2DT4H43M20S</meta:editing-duration>
    <meta:initial-creator>Claunir Pavan</meta:initial-creator>
    <dc:date>2016-05-11T12:50:05.885002000</dc:date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7" table:number-columns-repeated="4"/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>
  <semantics>
    <mrow>
      <msubsup>
        <mi mathvariant="normal">∑</mi>
        <mrow>
          <mi>j</mi>
          <mi mathvariant="normal">=</mi>
          <mn>2</mn>
        </mrow>
        <mi>n</mi>
      </msubsup>
      <msub>
        <mi>t</mi>
        <mi>j</mi>
      </msub>
    </mrow>
    <annotation encoding="StarMath 5.0">sum^{n}_{j=2} {t_j} </annotation>
  </semantics>
</math>
</file>

<file path=Object 11/content.xml><?xml version="1.0" encoding="utf-8"?>
<math xmlns="http://www.w3.org/1998/Math/MathML">
  <semantics>
    <mrow>
      <msubsup>
        <mi mathvariant="normal">∑</mi>
        <mrow>
          <mi>j</mi>
          <mi mathvariant="normal">=</mi>
          <mn>2</mn>
        </mrow>
        <mi>n</mi>
      </msubsup>
      <mrow>
        <mo stretchy="false">(</mo>
        <mrow>
          <msub>
            <mi>t</mi>
            <mi>j</mi>
          </msub>
          <mi mathvariant="normal">−</mi>
          <mn>1</mn>
        </mrow>
        <mo stretchy="false">)</mo>
      </mrow>
    </mrow>
    <annotation encoding="StarMath 5.0">sum^{n}_{j=2} {(t_j - 1)} </annotation>
  </semantics>
</math>
</file>

<file path=Object 12/content.xml><?xml version="1.0" encoding="utf-8"?>
<math xmlns="http://www.w3.org/1998/Math/MathML">
  <semantics>
    <mrow>
      <msubsup>
        <mi mathvariant="normal">∑</mi>
        <mrow>
          <mi>j</mi>
          <mi mathvariant="normal">=</mi>
          <mn>2</mn>
        </mrow>
        <mi>n</mi>
      </msubsup>
      <mrow>
        <mo stretchy="false">(</mo>
        <mrow>
          <msub>
            <mi>t</mi>
            <mi>j</mi>
          </msub>
          <mi mathvariant="normal">−</mi>
          <mn>1</mn>
        </mrow>
        <mo stretchy="false">)</mo>
      </mrow>
    </mrow>
    <annotation encoding="StarMath 5.0">sum^{n}_{j=2} {(t_j - 1)} </annotation>
  </semantics>
</math>
</file>

<file path=Object 13/content.xml><?xml version="1.0" encoding="utf-8"?>
<math xmlns="http://www.w3.org/1998/Math/MathML">
  <semantics>
    <mrow>
      <msubsup>
        <mi mathvariant="normal">∑</mi>
        <mrow>
          <mi>j</mi>
          <mi mathvariant="normal">=</mi>
          <mn>2</mn>
        </mrow>
        <mi>n</mi>
      </msubsup>
      <msub>
        <mi>t</mi>
        <mi>j</mi>
      </msub>
    </mrow>
    <annotation encoding="StarMath 5.0">sum^n_{j=2} {t_j} 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sup>
        <math:mo math:stretchy="false">∑</math:mo>
        <math:mrow>
          <math:mi>j</math:mi>
          <math:mo math:stretchy="false">=</math:mo>
          <math:mn>2</math:mn>
        </math:mrow>
        <math:mi>n</math:mi>
      </math:msubsup>
      <math:mrow>
        <math:mo math:stretchy="false"></math:mo>
        <math:mrow>
          <math:msub>
            <math:mi>t</math:mi>
            <math:mi>j</math:mi>
          </math:msub>
          <math:mo math:stretchy="false">−</math:mo>
          <math:mn>1</math:mn>
        </math:mrow>
        <math:mo math:stretchy="false"></math:mo>
      </math:mrow>
    </math:mrow>
    <math:annotation math:encoding="StarMath 5.0">sum^n_{j=2} {(t_j - 1)}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sup>
        <math:mo math:stretchy="false">∑</math:mo>
        <math:mrow>
          <math:mi>j</math:mi>
          <math:mo math:stretchy="false">=</math:mo>
          <math:mn>2</math:mn>
        </math:mrow>
        <math:mi>n</math:mi>
      </math:msubsup>
      <math:mrow>
        <math:mo math:stretchy="false"></math:mo>
        <math:mrow>
          <math:msub>
            <math:mi>t</math:mi>
            <math:mi>j</math:mi>
          </math:msub>
          <math:mo math:stretchy="false">−</math:mo>
          <math:mn>1</math:mn>
        </math:mrow>
        <math:mo math:stretchy="false"></math:mo>
      </math:mrow>
    </math:mrow>
    <math:annotation math:encoding="StarMath 5.0">sum^n_{j=2} {(t_j - 1)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j</math:mi>
            <math:mo math:stretchy="false">=</math:mo>
            <math:mn>2</math:mn>
          </math:mrow>
          <math:mi>n</math:mi>
        </math:msubsup>
        <math:mi>j</math:mi>
      </math:mrow>
      <math:mo math:stretchy="false">=</math:mo>
      <math:mrow>
        <math:mfrac>
          <math:mrow>
            <math:mi>n</math:mi>
            <math:mrow>
              <math:mo math:stretchy="false"></math:mo>
              <math:mrow>
                <math:mi>n</math:mi>
                <math:mo math:stretchy="false"></math:mo>
                <math:mn>1</math:mn>
              </math:mrow>
              <math:mo math:stretchy="false"></math:mo>
            </math:mrow>
          </math:mrow>
          <math:mn>2</math:mn>
        </math:mfrac>
        <math:mo math:stretchy="false">−</math:mo>
        <math:mn>1</math:mn>
      </math:mrow>
    </math:mrow>
    <math:annotation math:encoding="StarMath 5.0">sum^n_{j=2} j = {n(n+1)} over 2 - 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j</math:mi>
            <math:mo math:stretchy="false">=</math:mo>
            <math:mn>2</math:mn>
          </math:mrow>
          <math:mi>n</math:mi>
        </math:msubsup>
        <math:mrow>
          <math:mo math:stretchy="false"></math:mo>
          <math:mrow>
            <math:mi>j</math:mi>
            <math:mo math:stretchy="false">−</math:mo>
            <math:mn>1</math:mn>
          </math:mrow>
          <math:mo math:stretchy="false"></math:mo>
        </math:mrow>
      </math:mrow>
      <math:mo math:stretchy="false">=</math:mo>
      <math:mfrac>
        <math:mrow>
          <math:mi>n</math:mi>
          <math:mrow>
            <math:mo math:stretchy="false"></math:mo>
            <math:mrow>
              <math:mi>n</math:mi>
              <math:mo math:stretchy="false">−</math:mo>
              <math:mn>1</math:mn>
            </math:mrow>
            <math:mo math:stretchy="false"></math:mo>
          </math:mrow>
        </math:mrow>
        <math:mn>2</math:mn>
      </math:mfrac>
    </math:mrow>
    <math:annotation math:encoding="StarMath 5.0">sum^n_{j=2} (j-1) = {n(n-1)} over 2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7" table:number-columns-repeated="4"/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7" table:number-columns-repeated="4"/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5:1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7" table:number-columns-repeated="4"/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7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 table:number-columns-repeated="4"/>
          <table:table-cell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7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 table:number-columns-repeated="4"/>
          <table:table-cell table:number-columns-repeated="3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7" table:number-columns-repeated="4"/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5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6" table:number-columns-repeated="4"/>
          <table:table-cell table:number-columns-repeated="3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 style:font-style-asian="italic" style:font-style-complex="italic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 fo:font-size="18pt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/>
    </style:style>
    <style:style style:name="ce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number-columns-repeated="3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← índices</text:p>
          </table:table-cell>
          <table:table-cell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5" table:number-columns-repeated="4"/>
          <table:table-cell table:number-columns-repeated="3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